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78cm"/>
    </style:style>
    <style:style style:name="co2" style:family="table-column">
      <style:table-column-properties fo:break-before="auto" style:column-width="8.232cm"/>
    </style:style>
    <style:style style:name="co3" style:family="table-column">
      <style:table-column-properties fo:break-before="auto" style:column-width="2.378cm"/>
    </style:style>
    <style:style style:name="co4" style:family="table-column">
      <style:table-column-properties fo:break-before="auto" style:column-width="16.021cm"/>
    </style:style>
    <style:style style:name="co5" style:family="table-column">
      <style:table-column-properties fo:break-before="auto" style:column-width="1.752cm"/>
    </style:style>
    <style:style style:name="co6" style:family="table-column">
      <style:table-column-properties fo:break-before="auto" style:column-width="5.101cm"/>
    </style:style>
    <style:style style:name="co7" style:family="table-column">
      <style:table-column-properties fo:break-before="auto" style:column-width="3.112cm"/>
    </style:style>
    <style:style style:name="co8" style:family="table-column">
      <style:table-column-properties fo:break-before="auto" style:column-width="4.256cm"/>
    </style:style>
    <style:style style:name="co9" style:family="table-column">
      <style:table-column-properties fo:break-before="auto" style:column-width="4.175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6f9d4"/>
    </style:style>
    <style:style style:name="ce2" style:family="table-cell" style:parent-style-name="Default">
      <style:table-cell-properties fo:background-color="#f6f9d4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b4c7dc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b4c7dc"/>
    </style:style>
    <style:style style:name="ce5" style:family="table-cell" style:parent-style-name="Default">
      <style:table-cell-properties fo:background-color="#b4c7dc"/>
      <style:text-properties fo:font-weight="normal" style:font-weight-asian="normal" style:font-weight-complex="normal"/>
    </style:style>
    <style:style style:name="ce6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worms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ce1"/>
        <table:table-column table:style-name="co4" table:default-cell-style-name="ce1"/>
        <table:table-column table:style-name="co5" table:default-cell-style-name="ce1"/>
        <table:table-column table:style-name="co5" table:default-cell-style-name="ce4"/>
        <table:table-column table:style-name="co6" table:number-columns-repeated="2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0" table:default-cell-style-name="Default"/>
        <table:table-row table:style-name="ro1">
          <table:table-cell/>
          <table:table-cell office:value-type="string" calcext:value-type="string">
            <text:p>OTU</text:p>
          </table:table-cell>
          <table:table-cell office:value-type="string" calcext:value-type="string">
            <text:p>ERR3460470</text:p>
          </table:table-cell>
          <table:table-cell office:value-type="string" calcext:value-type="string">
            <text:p>ERR4018451</text:p>
          </table:table-cell>
          <table:table-cell office:value-type="string" calcext:value-type="string">
            <text:p>ERR4018452</text:p>
          </table:table-cell>
          <table:table-cell office:value-type="string" calcext:value-type="string">
            <text:p>classification</text:p>
          </table:table-cell>
          <table:table-cell table:style-name="ce2" office:value-type="string" calcext:value-type="string">
            <text:p>NCBI ID</text:p>
          </table:table-cell>
          <table:table-cell table:style-name="ce3" office:value-type="string" calcext:value-type="string">
            <text:p>Aphia_ID</text:p>
          </table:table-cell>
          <table:table-cell table:style-name="ce3" office:value-type="string" calcext:value-type="string">
            <text:p>Matched Using</text:p>
          </table:table-cell>
          <table:table-cell table:style-name="ce3" office:value-type="string" calcext:value-type="string">
            <text:p>Aphia Matched On</text:p>
          </table:table-cell>
          <table:table-cell table:style-name="ce3" office:value-type="string" calcext:value-type="string">
            <text:p>Worms SciName</text:p>
          </table:table-cell>
          <table:table-cell table:style-name="ce3" office:value-type="string" calcext:value-type="string">
            <text:p>Worms SciName Rank</text:p>
          </table:table-cell>
          <table:table-cell table:style-name="ce3" office:value-type="string" calcext:value-type="string">
            <text:p>isNegativeControlGene</text:p>
          </table:table-cell>
          <table:table-cell table:style-name="ce3" office:value-type="string" calcext:value-type="string">
            <text:p>GeneType</text:p>
          </table:table-cell>
          <table:table-cell table:style-name="ce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Otu0454e3682c74b34f2bc547baffedb31e28c610ab</text:p>
          </table:table-cell>
          <table:table-cell office:value-type="float" office:value="0" calcext:value-type="float">
            <text:p>0</text:p>
          </table:table-cell>
          <table:table-cell office:value-type="float" office:value="3084" calcext:value-type="float">
            <text:p>308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Eukaryota;Chordata;Ascidiacea;Enterogona;Ascidiidae;Ascidiella;Ascidiella scabra</text:p>
          </table:table-cell>
          <table:table-cell office:value-type="string" calcext:value-type="string">
            <text:p>Get this from input</text:p>
          </table:table-cell>
          <table:table-cell table:style-name="ce3" office:value-type="string" calcext:value-type="string">
            <text:p>What to do with No aphia match?</text:p>
          </table:table-cell>
          <table:table-cell table:style-name="ce5" office:value-type="float" office:value="1234" calcext:value-type="float">
            <text:p>1234</text:p>
          </table:table-cell>
          <table:table-cell table:style-name="ce3" office:value-type="string" calcext:value-type="string">
            <text:p>.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tu0454e3682c74b34f2bc547baffedb31e28c610ab</text:p>
          </table:table-cell>
          <table:table-cell office:value-type="float" office:value="0" calcext:value-type="float">
            <text:p>0</text:p>
          </table:table-cell>
          <table:table-cell office:value-type="float" office:value="3084" calcext:value-type="float">
            <text:p>308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Eukaryota;Chordata;Ascidiacea;Enterogona;Ascidiidae;Ascidiella;Ascidiella scabra</text:p>
          </table:table-cell>
          <table:table-cell office:value-type="float" office:value="1234" calcext:value-type="float">
            <text:p>1234</text:p>
          </table:table-cell>
          <table:table-cell office:value-type="float" office:value="103719" calcext:value-type="float">
            <text:p>103719</text:p>
          </table:table-cell>
          <table:table-cell table:style-name="ce5" office:value-type="float" office:value="1234" calcext:value-type="float">
            <text:p>1234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tu0454e3682c74b34f2bc547baffedb31e28c610ab</text:p>
          </table:table-cell>
          <table:table-cell office:value-type="float" office:value="0" calcext:value-type="float">
            <text:p>0</text:p>
          </table:table-cell>
          <table:table-cell office:value-type="float" office:value="3084" calcext:value-type="float">
            <text:p>308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Eukaryota;Chordata;Ascidiacea;Enterogona;Ascidiidae;Ascidiella;Ascidiella scabra</text:p>
          </table:table-cell>
          <table:table-cell/>
          <table:table-cell office:value-type="float" office:value="103719" calcext:value-type="float">
            <text:p>103719</text:p>
          </table:table-cell>
          <table:table-cell table:style-name="ce5" office:value-type="string" calcext:value-type="string">
            <text:p>Ascidiella scabra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tu0454e3682c74b34f2bc547baffedb31e28c610ab</text:p>
          </table:table-cell>
          <table:table-cell office:value-type="float" office:value="0" calcext:value-type="float">
            <text:p>0</text:p>
          </table:table-cell>
          <table:table-cell office:value-type="float" office:value="3084" calcext:value-type="float">
            <text:p>308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Eukaryota;Chordata;Ascidiacea;Enterogona;Ascidiidae;Ascidiella;Ascidiella scabra</text:p>
          </table:table-cell>
          <table:table-cell/>
          <table:table-cell office:value-type="float" office:value="103719" calcext:value-type="float">
            <text:p>103719</text:p>
          </table:table-cell>
          <table:table-cell table:style-name="ce5" office:value-type="string" calcext:value-type="string">
            <text:p>Ascidiella scabra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Otu0454e3682c74b34f2bc547baffedb31e28c610ab</text:p>
          </table:table-cell>
          <table:table-cell office:value-type="float" office:value="0" calcext:value-type="float">
            <text:p>0</text:p>
          </table:table-cell>
          <table:table-cell office:value-type="float" office:value="3084" calcext:value-type="float">
            <text:p>308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Eukaryota;Chordata;Ascidiacea;Enterogona;Ascidiidae;Ascidiella;Ascidiella scabra</text:p>
          </table:table-cell>
          <table:table-cell table:number-columns-repeated="2"/>
          <table:table-cell table:style-name="ce5" office:value-type="string" calcext:value-type="string">
            <text:p>Ascidiella scabra</text:p>
          </table:table-cell>
          <table:table-cell office:value-type="string" calcext:value-type="string">
            <text:p>&lt;class level used for search&gt; </text:p>
          </table:table-cell>
          <table:table-cell table:number-columns-repeated="2" office:value-type="string" calcext:value-type="string">
            <text:p>&lt;worms return from search&gt;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Otu0454e3682c74b34f2bc547baffedb31e28c610ab</text:p>
          </table:table-cell>
          <table:table-cell office:value-type="float" office:value="0" calcext:value-type="float">
            <text:p>0</text:p>
          </table:table-cell>
          <table:table-cell office:value-type="float" office:value="3084" calcext:value-type="float">
            <text:p>308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Eukaryota;Chordata;Ascidiacea;Enterogona;Ascidiidae;Ascidiella;Ascidiella scabra</text:p>
          </table:table-cell>
          <table:table-cell/>
          <table:table-cell office:value-type="float" office:value="103719" calcext:value-type="float">
            <text:p>103719</text:p>
          </table:table-cell>
          <table:table-cell table:style-name="ce5"/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Otu0454e3682c74b34f2bc547baffedb31e28c610ab</text:p>
          </table:table-cell>
          <table:table-cell office:value-type="float" office:value="0" calcext:value-type="float">
            <text:p>0</text:p>
          </table:table-cell>
          <table:table-cell office:value-type="float" office:value="3084" calcext:value-type="float">
            <text:p>308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Eukaryota;Chordata;Ascidiacea;Enterogona;Ascidiidae;Ascidiella;Ascidiella scabra</text:p>
          </table:table-cell>
          <table:table-cell/>
          <table:table-cell office:value-type="float" office:value="103719" calcext:value-type="float">
            <text:p>103719</text:p>
          </table:table-cell>
          <table:table-cell table:style-name="ce5"/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Otu0454e3682c74b34f2bc547baffedb31e28c610ab</text:p>
          </table:table-cell>
          <table:table-cell office:value-type="float" office:value="0" calcext:value-type="float">
            <text:p>0</text:p>
          </table:table-cell>
          <table:table-cell office:value-type="float" office:value="3084" calcext:value-type="float">
            <text:p>308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Eukaryota;Chordata;Ascidiacea;Enterogona;Ascidiidae;Ascidiella;Ascidiella scabra</text:p>
          </table:table-cell>
          <table:table-cell/>
          <table:table-cell office:value-type="float" office:value="103719" calcext:value-type="float">
            <text:p>103719</text:p>
          </table:table-cell>
          <table:table-cell table:style-name="ce5"/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Otu0454e3682c74b34f2bc547baffedb31e28c610ab</text:p>
          </table:table-cell>
          <table:table-cell office:value-type="float" office:value="0" calcext:value-type="float">
            <text:p>0</text:p>
          </table:table-cell>
          <table:table-cell office:value-type="float" office:value="3084" calcext:value-type="float">
            <text:p>308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Eukaryota;Chordata;Ascidiacea;Enterogona;Ascidiidae;Ascidiella;Ascidiella scabra</text:p>
          </table:table-cell>
          <table:table-cell/>
          <table:table-cell office:value-type="float" office:value="103719" calcext:value-type="float">
            <text:p>103719</text:p>
          </table:table-cell>
          <table:table-cell table:style-name="ce5"/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Otu0454e3682c74b34f2bc547baffedb31e28c610ab</text:p>
          </table:table-cell>
          <table:table-cell office:value-type="float" office:value="0" calcext:value-type="float">
            <text:p>0</text:p>
          </table:table-cell>
          <table:table-cell office:value-type="float" office:value="3084" calcext:value-type="float">
            <text:p>308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Eukaryota;Chordata;Ascidiacea;Enterogona;Ascidiidae;Ascidiella;Ascidiella scabra</text:p>
          </table:table-cell>
          <table:table-cell/>
          <table:table-cell office:value-type="float" office:value="103719" calcext:value-type="float">
            <text:p>103719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Otu0454e3682c74b34f2bc547baffedb31e28c610ab</text:p>
          </table:table-cell>
          <table:table-cell office:value-type="float" office:value="0" calcext:value-type="float">
            <text:p>0</text:p>
          </table:table-cell>
          <table:table-cell office:value-type="float" office:value="3084" calcext:value-type="float">
            <text:p>308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Eukaryota;Chordata;Ascidiacea;Enterogona;Ascidiidae;Ascidiella;Ascidiella scabra</text:p>
          </table:table-cell>
          <table:table-cell/>
          <table:table-cell office:value-type="float" office:value="103719" calcext:value-type="float">
            <text:p>103719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Otu0454e3682c74b34f2bc547baffedb31e28c610ab</text:p>
          </table:table-cell>
          <table:table-cell office:value-type="float" office:value="0" calcext:value-type="float">
            <text:p>0</text:p>
          </table:table-cell>
          <table:table-cell office:value-type="float" office:value="3084" calcext:value-type="float">
            <text:p>308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Eukaryota;Chordata;Ascidiacea;Enterogona;Ascidiidae;Ascidiella;Ascidiella scabra</text:p>
          </table:table-cell>
          <table:table-cell/>
          <table:table-cell office:value-type="float" office:value="103719" calcext:value-type="float">
            <text:p>103719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Otu0454e3682c74b34f2bc547baffedb31e28c610ab</text:p>
          </table:table-cell>
          <table:table-cell office:value-type="float" office:value="0" calcext:value-type="float">
            <text:p>0</text:p>
          </table:table-cell>
          <table:table-cell office:value-type="float" office:value="3084" calcext:value-type="float">
            <text:p>308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Eukaryota;Chordata;Ascidiacea;Enterogona;Ascidiidae;Ascidiella;Ascidiella scabra</text:p>
          </table:table-cell>
          <table:table-cell/>
          <table:table-cell office:value-type="float" office:value="103719" calcext:value-type="float">
            <text:p>103719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Otu0454e3682c74b34f2bc547baffedb31e28c610ab</text:p>
          </table:table-cell>
          <table:table-cell office:value-type="float" office:value="0" calcext:value-type="float">
            <text:p>0</text:p>
          </table:table-cell>
          <table:table-cell office:value-type="float" office:value="3084" calcext:value-type="float">
            <text:p>308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Eukaryota;Chordata;Ascidiacea;Enterogona;Ascidiidae;Ascidiella;Ascidiella scabra</text:p>
          </table:table-cell>
          <table:table-cell/>
          <table:table-cell office:value-type="float" office:value="103719" calcext:value-type="float">
            <text:p>103719</text:p>
          </table:table-cell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Otu0454e3682c74b34f2bc547baffedb31e28c610ab</text:p>
          </table:table-cell>
          <table:table-cell office:value-type="float" office:value="0" calcext:value-type="float">
            <text:p>0</text:p>
          </table:table-cell>
          <table:table-cell office:value-type="float" office:value="3084" calcext:value-type="float">
            <text:p>308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Eukaryota;Chordata;Ascidiacea;Enterogona;Ascidiidae;Ascidiella;Ascidiella scabra</text:p>
          </table:table-cell>
          <table:table-cell/>
          <table:table-cell office:value-type="float" office:value="103719" calcext:value-type="float">
            <text:p>103719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Otu0454e3682c74b34f2bc547baffedb31e28c610ab</text:p>
          </table:table-cell>
          <table:table-cell office:value-type="float" office:value="0" calcext:value-type="float">
            <text:p>0</text:p>
          </table:table-cell>
          <table:table-cell office:value-type="float" office:value="3084" calcext:value-type="float">
            <text:p>308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Eukaryota;Chordata;Ascidiacea;Enterogona;Ascidiidae;Ascidiella;Ascidiella scabra</text:p>
          </table:table-cell>
          <table:table-cell/>
          <table:table-cell office:value-type="float" office:value="103719" calcext:value-type="float">
            <text:p>103719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Otu0454e3682c74b34f2bc547baffedb31e28c610ab</text:p>
          </table:table-cell>
          <table:table-cell office:value-type="float" office:value="0" calcext:value-type="float">
            <text:p>0</text:p>
          </table:table-cell>
          <table:table-cell office:value-type="float" office:value="3084" calcext:value-type="float">
            <text:p>308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Eukaryota;Chordata;Ascidiacea;Enterogona;Ascidiidae;Ascidiella;Ascidiella scabra</text:p>
          </table:table-cell>
          <table:table-cell/>
          <table:table-cell office:value-type="float" office:value="103719" calcext:value-type="float">
            <text:p>103719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Otu0454e3682c74b34f2bc547baffedb31e28c610ab</text:p>
          </table:table-cell>
          <table:table-cell office:value-type="float" office:value="0" calcext:value-type="float">
            <text:p>0</text:p>
          </table:table-cell>
          <table:table-cell office:value-type="float" office:value="3084" calcext:value-type="float">
            <text:p>308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Eukaryota;Chordata;Ascidiacea;Enterogona;Ascidiidae;Ascidiella;Ascidiella scabra</text:p>
          </table:table-cell>
          <table:table-cell/>
          <table:table-cell office:value-type="float" office:value="103719" calcext:value-type="float">
            <text:p>103719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Otu0454e3682c74b34f2bc547baffedb31e28c610ab</text:p>
          </table:table-cell>
          <table:table-cell office:value-type="float" office:value="0" calcext:value-type="float">
            <text:p>0</text:p>
          </table:table-cell>
          <table:table-cell office:value-type="float" office:value="3084" calcext:value-type="float">
            <text:p>308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Eukaryota;Chordata;Ascidiacea;Enterogona;Ascidiidae;Ascidiella;Ascidiella scabra</text:p>
          </table:table-cell>
          <table:table-cell/>
          <table:table-cell office:value-type="float" office:value="103719" calcext:value-type="float">
            <text:p>103719</text:p>
          </table:table-cell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Otu0454e3682c74b34f2bc547baffedb31e28c610ab</text:p>
          </table:table-cell>
          <table:table-cell office:value-type="float" office:value="0" calcext:value-type="float">
            <text:p>0</text:p>
          </table:table-cell>
          <table:table-cell office:value-type="float" office:value="3084" calcext:value-type="float">
            <text:p>308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Eukaryota;Chordata;Ascidiacea;Enterogona;Ascidiidae;Ascidiella;Ascidiella scabra</text:p>
          </table:table-cell>
          <table:table-cell/>
          <table:table-cell office:value-type="float" office:value="103719" calcext:value-type="float">
            <text:p>103719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Otu0454e3682c74b34f2bc547baffedb31e28c610ab</text:p>
          </table:table-cell>
          <table:table-cell office:value-type="float" office:value="0" calcext:value-type="float">
            <text:p>0</text:p>
          </table:table-cell>
          <table:table-cell office:value-type="float" office:value="3084" calcext:value-type="float">
            <text:p>308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Eukaryota;Chordata;Ascidiacea;Enterogona;Ascidiidae;Ascidiella;Ascidiella scabra</text:p>
          </table:table-cell>
          <table:table-cell/>
          <table:table-cell office:value-type="float" office:value="103719" calcext:value-type="float">
            <text:p>103719</text:p>
          </table:table-cell>
          <table:table-cell table:number-columns-repeated="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Otu0454e3682c74b34f2bc547baffedb31e28c610ab</text:p>
          </table:table-cell>
          <table:table-cell office:value-type="float" office:value="0" calcext:value-type="float">
            <text:p>0</text:p>
          </table:table-cell>
          <table:table-cell office:value-type="float" office:value="3084" calcext:value-type="float">
            <text:p>308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Eukaryota;Chordata;Ascidiacea;Enterogona;Ascidiidae;Ascidiella;Ascidiella scabra</text:p>
          </table:table-cell>
          <table:table-cell/>
          <table:table-cell office:value-type="float" office:value="103719" calcext:value-type="float">
            <text:p>103719</text:p>
          </table:table-cell>
          <table:table-cell table:number-columns-repeated="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Otu0454e3682c74b34f2bc547baffedb31e28c610ab</text:p>
          </table:table-cell>
          <table:table-cell office:value-type="float" office:value="0" calcext:value-type="float">
            <text:p>0</text:p>
          </table:table-cell>
          <table:table-cell office:value-type="float" office:value="3084" calcext:value-type="float">
            <text:p>308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Eukaryota;Chordata;Ascidiacea;Enterogona;Ascidiidae;Ascidiella;Ascidiella scabra</text:p>
          </table:table-cell>
          <table:table-cell/>
          <table:table-cell office:value-type="float" office:value="103719" calcext:value-type="float">
            <text:p>103719</text:p>
          </table:table-cell>
          <table:table-cell table:number-columns-repeated="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Otu0454e3682c74b34f2bc547baffedb31e28c610ab</text:p>
          </table:table-cell>
          <table:table-cell office:value-type="float" office:value="0" calcext:value-type="float">
            <text:p>0</text:p>
          </table:table-cell>
          <table:table-cell office:value-type="float" office:value="3084" calcext:value-type="float">
            <text:p>308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Eukaryota;Chordata;Ascidiacea;Enterogona;Ascidiidae;Ascidiella;Ascidiella scabra</text:p>
          </table:table-cell>
          <table:table-cell/>
          <table:table-cell office:value-type="float" office:value="103719" calcext:value-type="float">
            <text:p>103719</text:p>
          </table:table-cell>
          <table:table-cell table:number-columns-repeated="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Otu0454e3682c74b34f2bc547baffedb31e28c610ab</text:p>
          </table:table-cell>
          <table:table-cell office:value-type="float" office:value="0" calcext:value-type="float">
            <text:p>0</text:p>
          </table:table-cell>
          <table:table-cell office:value-type="float" office:value="3084" calcext:value-type="float">
            <text:p>308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Eukaryota;Chordata;Ascidiacea;Enterogona;Ascidiidae;Ascidiella;Ascidiella scabra</text:p>
          </table:table-cell>
          <table:table-cell/>
          <table:table-cell office:value-type="float" office:value="103719" calcext:value-type="float">
            <text:p>103719</text:p>
          </table:table-cell>
          <table:table-cell table:number-columns-repeated="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Otu0454e3682c74b34f2bc547baffedb31e28c610ab</text:p>
          </table:table-cell>
          <table:table-cell office:value-type="float" office:value="0" calcext:value-type="float">
            <text:p>0</text:p>
          </table:table-cell>
          <table:table-cell office:value-type="float" office:value="3084" calcext:value-type="float">
            <text:p>308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Eukaryota;Chordata;Ascidiacea;Enterogona;Ascidiidae;Ascidiella;Ascidiella scabra</text:p>
          </table:table-cell>
          <table:table-cell/>
          <table:table-cell office:value-type="float" office:value="103719" calcext:value-type="float">
            <text:p>103719</text:p>
          </table:table-cell>
          <table:table-cell table:number-columns-repeated="7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Otu0454e3682c74b34f2bc547baffedb31e28c610ab</text:p>
          </table:table-cell>
          <table:table-cell office:value-type="float" office:value="0" calcext:value-type="float">
            <text:p>0</text:p>
          </table:table-cell>
          <table:table-cell office:value-type="float" office:value="3084" calcext:value-type="float">
            <text:p>308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Eukaryota;Chordata;Ascidiacea;Enterogona;Ascidiidae;Ascidiella;Ascidiella scabra</text:p>
          </table:table-cell>
          <table:table-cell/>
          <table:table-cell office:value-type="float" office:value="103719" calcext:value-type="float">
            <text:p>103719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Otu0454e3682c74b34f2bc547baffedb31e28c610ab</text:p>
          </table:table-cell>
          <table:table-cell office:value-type="float" office:value="0" calcext:value-type="float">
            <text:p>0</text:p>
          </table:table-cell>
          <table:table-cell office:value-type="float" office:value="3084" calcext:value-type="float">
            <text:p>308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Eukaryota;Chordata;Ascidiacea;Enterogona;Ascidiidae;Ascidiella;Ascidiella scabra</text:p>
          </table:table-cell>
          <table:table-cell/>
          <table:table-cell office:value-type="float" office:value="103719" calcext:value-type="float">
            <text:p>103719</text:p>
          </table:table-cell>
          <table:table-cell table:number-columns-repeated="7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Otu0454e3682c74b34f2bc547baffedb31e28c610ab</text:p>
          </table:table-cell>
          <table:table-cell office:value-type="float" office:value="0" calcext:value-type="float">
            <text:p>0</text:p>
          </table:table-cell>
          <table:table-cell office:value-type="float" office:value="3084" calcext:value-type="float">
            <text:p>308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Eukaryota;Chordata;Ascidiacea;Enterogona;Ascidiidae;Ascidiella;Ascidiella scabra</text:p>
          </table:table-cell>
          <table:table-cell/>
          <table:table-cell office:value-type="float" office:value="103719" calcext:value-type="float">
            <text:p>103719</text:p>
          </table:table-cell>
          <table:table-cell table:number-columns-repeated="7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Otu0454e3682c74b34f2bc547baffedb31e28c610ab</text:p>
          </table:table-cell>
          <table:table-cell office:value-type="float" office:value="0" calcext:value-type="float">
            <text:p>0</text:p>
          </table:table-cell>
          <table:table-cell office:value-type="float" office:value="3084" calcext:value-type="float">
            <text:p>308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Eukaryota;Chordata;Ascidiacea;Enterogona;Ascidiidae;Ascidiella;Ascidiella scabra</text:p>
          </table:table-cell>
          <table:table-cell/>
          <table:table-cell office:value-type="float" office:value="103719" calcext:value-type="float">
            <text:p>103719</text:p>
          </table:table-cell>
          <table:table-cell table:number-columns-repeated="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Otu0454e3682c74b34f2bc547baffedb31e28c610ab</text:p>
          </table:table-cell>
          <table:table-cell office:value-type="float" office:value="0" calcext:value-type="float">
            <text:p>0</text:p>
          </table:table-cell>
          <table:table-cell office:value-type="float" office:value="3084" calcext:value-type="float">
            <text:p>308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Eukaryota;Chordata;Ascidiacea;Enterogona;Ascidiidae;Ascidiella;Ascidiella scabra</text:p>
          </table:table-cell>
          <table:table-cell/>
          <table:table-cell office:value-type="float" office:value="103719" calcext:value-type="float">
            <text:p>103719</text:p>
          </table:table-cell>
          <table:table-cell table:number-columns-repeated="7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Otu0454e3682c74b34f2bc547baffedb31e28c610ab</text:p>
          </table:table-cell>
          <table:table-cell office:value-type="float" office:value="0" calcext:value-type="float">
            <text:p>0</text:p>
          </table:table-cell>
          <table:table-cell office:value-type="float" office:value="3084" calcext:value-type="float">
            <text:p>308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Eukaryota;Chordata;Ascidiacea;Enterogona;Ascidiidae;Ascidiella;Ascidiella scabra</text:p>
          </table:table-cell>
          <table:table-cell/>
          <table:table-cell office:value-type="float" office:value="103719" calcext:value-type="float">
            <text:p>103719</text:p>
          </table:table-cell>
          <table:table-cell table:number-columns-repeated="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Otu0454e3682c74b34f2bc547baffedb31e28c610ab</text:p>
          </table:table-cell>
          <table:table-cell office:value-type="float" office:value="0" calcext:value-type="float">
            <text:p>0</text:p>
          </table:table-cell>
          <table:table-cell office:value-type="float" office:value="3084" calcext:value-type="float">
            <text:p>308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Eukaryota;Chordata;Ascidiacea;Enterogona;Ascidiidae;Ascidiella;Ascidiella scabra</text:p>
          </table:table-cell>
          <table:table-cell/>
          <table:table-cell office:value-type="float" office:value="103719" calcext:value-type="float">
            <text:p>103719</text:p>
          </table:table-cell>
          <table:table-cell table:number-columns-repeated="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Otu00aeced01d6e16ef64390dd0670fc44fc211997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Chordata;Ascidiacea;Enterogona;Ascidiidae;Ascidiella;Ascidiella scabra</text:p>
          </table:table-cell>
          <table:table-cell/>
          <table:table-cell office:value-type="float" office:value="103719" calcext:value-type="float">
            <text:p>103719</text:p>
          </table:table-cell>
          <table:table-cell table:number-columns-repeated="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Otu00aeced01d6e16ef64390dd0670fc44fc211997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Chordata;Ascidiacea;Enterogona;Ascidiidae;Ascidiella;Ascidiella scabra</text:p>
          </table:table-cell>
          <table:table-cell/>
          <table:table-cell office:value-type="float" office:value="103719" calcext:value-type="float">
            <text:p>103719</text:p>
          </table:table-cell>
          <table:table-cell table:number-columns-repeated="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Otu00aeced01d6e16ef64390dd0670fc44fc211997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Chordata;Ascidiacea;Enterogona;Ascidiidae;Ascidiella;Ascidiella scabra</text:p>
          </table:table-cell>
          <table:table-cell/>
          <table:table-cell office:value-type="float" office:value="103719" calcext:value-type="float">
            <text:p>103719</text:p>
          </table:table-cell>
          <table:table-cell table:number-columns-repeated="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Otu00aeced01d6e16ef64390dd0670fc44fc211997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Chordata;Ascidiacea;Enterogona;Ascidiidae;Ascidiella;Ascidiella scabra</text:p>
          </table:table-cell>
          <table:table-cell/>
          <table:table-cell office:value-type="float" office:value="103719" calcext:value-type="float">
            <text:p>103719</text:p>
          </table:table-cell>
          <table:table-cell table:number-columns-repeated="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Otu00aeced01d6e16ef64390dd0670fc44fc211997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Chordata;Ascidiacea;Enterogona;Ascidiidae;Ascidiella;Ascidiella scabra</text:p>
          </table:table-cell>
          <table:table-cell/>
          <table:table-cell office:value-type="float" office:value="103719" calcext:value-type="float">
            <text:p>103719</text:p>
          </table:table-cell>
          <table:table-cell table:number-columns-repeated="7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Otu00aeced01d6e16ef64390dd0670fc44fc211997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Chordata;Ascidiacea;Enterogona;Ascidiidae;Ascidiella;Ascidiella scabra</text:p>
          </table:table-cell>
          <table:table-cell/>
          <table:table-cell office:value-type="float" office:value="103719" calcext:value-type="float">
            <text:p>103719</text:p>
          </table:table-cell>
          <table:table-cell table:number-columns-repeated="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Otu00aeced01d6e16ef64390dd0670fc44fc211997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Chordata;Ascidiacea;Enterogona;Ascidiidae;Ascidiella;Ascidiella scabra</text:p>
          </table:table-cell>
          <table:table-cell/>
          <table:table-cell office:value-type="float" office:value="103719" calcext:value-type="float">
            <text:p>103719</text:p>
          </table:table-cell>
          <table:table-cell table:number-columns-repeated="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Otu00aeced01d6e16ef64390dd0670fc44fc211997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Chordata;Ascidiacea;Enterogona;Ascidiidae;Ascidiella;Ascidiella scabra</text:p>
          </table:table-cell>
          <table:table-cell/>
          <table:table-cell office:value-type="float" office:value="103719" calcext:value-type="float">
            <text:p>103719</text:p>
          </table:table-cell>
          <table:table-cell table:number-columns-repeated="7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Otu00aeced01d6e16ef64390dd0670fc44fc211997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Chordata;Ascidiacea;Enterogona;Ascidiidae;Ascidiella;Ascidiella scabra</text:p>
          </table:table-cell>
          <table:table-cell/>
          <table:table-cell office:value-type="float" office:value="103719" calcext:value-type="float">
            <text:p>103719</text:p>
          </table:table-cell>
          <table:table-cell table:number-columns-repeated="7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Otu00aeced01d6e16ef64390dd0670fc44fc211997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Chordata;Ascidiacea;Enterogona;Ascidiidae;Ascidiella;Ascidiella scabra</text:p>
          </table:table-cell>
          <table:table-cell/>
          <table:table-cell office:value-type="float" office:value="103719" calcext:value-type="float">
            <text:p>103719</text:p>
          </table:table-cell>
          <table:table-cell table:number-columns-repeated="7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Otu00aeced01d6e16ef64390dd0670fc44fc211997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Chordata;Ascidiacea;Enterogona;Ascidiidae;Ascidiella;Ascidiella scabra</text:p>
          </table:table-cell>
          <table:table-cell/>
          <table:table-cell office:value-type="float" office:value="103719" calcext:value-type="float">
            <text:p>103719</text:p>
          </table:table-cell>
          <table:table-cell table:number-columns-repeated="7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Otu00aeced01d6e16ef64390dd0670fc44fc211997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Chordata;Ascidiacea;Enterogona;Ascidiidae;Ascidiella;Ascidiella scabra</text:p>
          </table:table-cell>
          <table:table-cell/>
          <table:table-cell office:value-type="float" office:value="103719" calcext:value-type="float">
            <text:p>103719</text:p>
          </table:table-cell>
          <table:table-cell table:number-columns-repeated="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Otu00aeced01d6e16ef64390dd0670fc44fc211997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Chordata;Ascidiacea;Enterogona;Ascidiidae;Ascidiella;Ascidiella scabra</text:p>
          </table:table-cell>
          <table:table-cell/>
          <table:table-cell office:value-type="float" office:value="103719" calcext:value-type="float">
            <text:p>103719</text:p>
          </table:table-cell>
          <table:table-cell table:number-columns-repeated="7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Otu00aeced01d6e16ef64390dd0670fc44fc211997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Chordata;Ascidiacea;Enterogona;Ascidiidae;Ascidiella;Ascidiella scabra</text:p>
          </table:table-cell>
          <table:table-cell/>
          <table:table-cell office:value-type="float" office:value="103719" calcext:value-type="float">
            <text:p>103719</text:p>
          </table:table-cell>
          <table:table-cell table:number-columns-repeated="7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Otu00aeced01d6e16ef64390dd0670fc44fc211997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Chordata;Ascidiacea;Enterogona;Ascidiidae;Ascidiella;Ascidiella scabra</text:p>
          </table:table-cell>
          <table:table-cell/>
          <table:table-cell office:value-type="float" office:value="103719" calcext:value-type="float">
            <text:p>103719</text:p>
          </table:table-cell>
          <table:table-cell table:number-columns-repeated="7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Otu00aeced01d6e16ef64390dd0670fc44fc211997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Chordata;Ascidiacea;Enterogona;Ascidiidae;Ascidiella;Ascidiella scabra</text:p>
          </table:table-cell>
          <table:table-cell/>
          <table:table-cell office:value-type="float" office:value="103719" calcext:value-type="float">
            <text:p>103719</text:p>
          </table:table-cell>
          <table:table-cell table:number-columns-repeated="7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Otu00aeced01d6e16ef64390dd0670fc44fc211997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Chordata;Ascidiacea;Enterogona;Ascidiidae;Ascidiella;Ascidiella scabra</text:p>
          </table:table-cell>
          <table:table-cell/>
          <table:table-cell office:value-type="float" office:value="103719" calcext:value-type="float">
            <text:p>103719</text:p>
          </table:table-cell>
          <table:table-cell table:number-columns-repeated="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Otu00aeced01d6e16ef64390dd0670fc44fc211997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Chordata;Ascidiacea;Enterogona;Ascidiidae;Ascidiella;Ascidiella scabra</text:p>
          </table:table-cell>
          <table:table-cell/>
          <table:table-cell office:value-type="float" office:value="103719" calcext:value-type="float">
            <text:p>103719</text:p>
          </table:table-cell>
          <table:table-cell table:number-columns-repeated="7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Otu00aeced01d6e16ef64390dd0670fc44fc211997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Chordata;Ascidiacea;Enterogona;Ascidiidae;Ascidiella;Ascidiella scabra</text:p>
          </table:table-cell>
          <table:table-cell/>
          <table:table-cell office:value-type="float" office:value="103719" calcext:value-type="float">
            <text:p>103719</text:p>
          </table:table-cell>
          <table:table-cell table:number-columns-repeated="7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Otu00aeced01d6e16ef64390dd0670fc44fc211997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Chordata;Ascidiacea;Enterogona;Ascidiidae;Ascidiella;Ascidiella scabra</text:p>
          </table:table-cell>
          <table:table-cell/>
          <table:table-cell office:value-type="float" office:value="103719" calcext:value-type="float">
            <text:p>103719</text:p>
          </table:table-cell>
          <table:table-cell table:number-columns-repeated="7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Otu00aeced01d6e16ef64390dd0670fc44fc211997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Chordata;Ascidiacea;Enterogona;Ascidiidae;Ascidiella;Ascidiella scabra</text:p>
          </table:table-cell>
          <table:table-cell/>
          <table:table-cell office:value-type="float" office:value="103719" calcext:value-type="float">
            <text:p>103719</text:p>
          </table:table-cell>
          <table:table-cell table:number-columns-repeated="7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Otu00aeced01d6e16ef64390dd0670fc44fc211997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Chordata;Ascidiacea;Enterogona;Ascidiidae;Ascidiella;Ascidiella scabra</text:p>
          </table:table-cell>
          <table:table-cell/>
          <table:table-cell office:value-type="float" office:value="103719" calcext:value-type="float">
            <text:p>103719</text:p>
          </table:table-cell>
          <table:table-cell table:number-columns-repeated="7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Otu00aeced01d6e16ef64390dd0670fc44fc211997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Chordata;Ascidiacea;Enterogona;Ascidiidae;Ascidiella;Ascidiella scabra</text:p>
          </table:table-cell>
          <table:table-cell/>
          <table:table-cell office:value-type="float" office:value="103719" calcext:value-type="float">
            <text:p>103719</text:p>
          </table:table-cell>
          <table:table-cell table:number-columns-repeated="7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Otu00aeced01d6e16ef64390dd0670fc44fc211997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Chordata;Ascidiacea;Enterogona;Ascidiidae;Ascidiella;Ascidiella scabra</text:p>
          </table:table-cell>
          <table:table-cell/>
          <table:table-cell office:value-type="float" office:value="103719" calcext:value-type="float">
            <text:p>103719</text:p>
          </table:table-cell>
          <table:table-cell table:number-columns-repeated="7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Otu00aeced01d6e16ef64390dd0670fc44fc211997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Chordata;Ascidiacea;Enterogona;Ascidiidae;Ascidiella;Ascidiella scabra</text:p>
          </table:table-cell>
          <table:table-cell/>
          <table:table-cell office:value-type="float" office:value="103719" calcext:value-type="float">
            <text:p>103719</text:p>
          </table:table-cell>
          <table:table-cell table:number-columns-repeated="7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Otu00aeced01d6e16ef64390dd0670fc44fc211997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Chordata;Ascidiacea;Enterogona;Ascidiidae;Ascidiella;Ascidiella scabra</text:p>
          </table:table-cell>
          <table:table-cell/>
          <table:table-cell office:value-type="float" office:value="103719" calcext:value-type="float">
            <text:p>103719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Otu00aeced01d6e16ef64390dd0670fc44fc211997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Chordata;Ascidiacea;Enterogona;Ascidiidae;Ascidiella;Ascidiella scabra</text:p>
          </table:table-cell>
          <table:table-cell/>
          <table:table-cell office:value-type="float" office:value="103719" calcext:value-type="float">
            <text:p>103719</text:p>
          </table:table-cell>
          <table:table-cell table:number-columns-repeated="7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Otu00aeced01d6e16ef64390dd0670fc44fc211997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Chordata;Ascidiacea;Enterogona;Ascidiidae;Ascidiella;Ascidiella scabra</text:p>
          </table:table-cell>
          <table:table-cell/>
          <table:table-cell office:value-type="float" office:value="103719" calcext:value-type="float">
            <text:p>103719</text:p>
          </table:table-cell>
          <table:table-cell table:number-columns-repeated="7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Otu00aeced01d6e16ef64390dd0670fc44fc211997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Chordata;Ascidiacea;Enterogona;Ascidiidae;Ascidiella;Ascidiella scabra</text:p>
          </table:table-cell>
          <table:table-cell/>
          <table:table-cell office:value-type="float" office:value="103719" calcext:value-type="float">
            <text:p>103719</text:p>
          </table:table-cell>
          <table:table-cell table:number-columns-repeated="7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Otu00aeced01d6e16ef64390dd0670fc44fc211997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Chordata;Ascidiacea;Enterogona;Ascidiidae;Ascidiella;Ascidiella scabra</text:p>
          </table:table-cell>
          <table:table-cell/>
          <table:table-cell office:value-type="float" office:value="103719" calcext:value-type="float">
            <text:p>103719</text:p>
          </table:table-cell>
          <table:table-cell table:number-columns-repeated="7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Otu00aeced01d6e16ef64390dd0670fc44fc211997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Chordata;Ascidiacea;Enterogona;Ascidiidae;Ascidiella;Ascidiella scabra</text:p>
          </table:table-cell>
          <table:table-cell/>
          <table:table-cell office:value-type="float" office:value="103719" calcext:value-type="float">
            <text:p>103719</text:p>
          </table:table-cell>
          <table:table-cell table:number-columns-repeated="7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Otu00aeced01d6e16ef64390dd0670fc44fc211997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Chordata;Ascidiacea;Enterogona;Ascidiidae;Ascidiella;Ascidiella scabra</text:p>
          </table:table-cell>
          <table:table-cell/>
          <table:table-cell office:value-type="float" office:value="103719" calcext:value-type="float">
            <text:p>103719</text:p>
          </table:table-cell>
          <table:table-cell table:number-columns-repeated="7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Otu00aeced01d6e16ef64390dd0670fc44fc211997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Chordata;Ascidiacea;Enterogona;Ascidiidae;Ascidiella;Ascidiella scabra</text:p>
          </table:table-cell>
          <table:table-cell/>
          <table:table-cell office:value-type="float" office:value="103719" calcext:value-type="float">
            <text:p>103719</text:p>
          </table:table-cell>
          <table:table-cell table:number-columns-repeated="7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Otu01719db4c7a0e0610053378fcad37caa231f65ee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karyota;Chordata;Ascidiacea;Enterogona;Ascidiidae;Ascidiella;Ascidiella scabra</text:p>
          </table:table-cell>
          <table:table-cell/>
          <table:table-cell office:value-type="float" office:value="103719" calcext:value-type="float">
            <text:p>103719</text:p>
          </table:table-cell>
          <table:table-cell table:number-columns-repeated="7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Otu01719db4c7a0e0610053378fcad37caa231f65ee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karyota;Chordata;Ascidiacea;Enterogona;Ascidiidae;Ascidiella;Ascidiella scabra</text:p>
          </table:table-cell>
          <table:table-cell/>
          <table:table-cell office:value-type="float" office:value="103719" calcext:value-type="float">
            <text:p>103719</text:p>
          </table:table-cell>
          <table:table-cell table:number-columns-repeated="7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Otu01719db4c7a0e0610053378fcad37caa231f65ee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karyota;Chordata;Ascidiacea;Enterogona;Ascidiidae;Ascidiella;Ascidiella scabra</text:p>
          </table:table-cell>
          <table:table-cell/>
          <table:table-cell office:value-type="float" office:value="103719" calcext:value-type="float">
            <text:p>103719</text:p>
          </table:table-cell>
          <table:table-cell table:number-columns-repeated="7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Otu01719db4c7a0e0610053378fcad37caa231f65ee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karyota;Chordata;Ascidiacea;Enterogona;Ascidiidae;Ascidiella;Ascidiella scabra</text:p>
          </table:table-cell>
          <table:table-cell/>
          <table:table-cell office:value-type="float" office:value="103719" calcext:value-type="float">
            <text:p>103719</text:p>
          </table:table-cell>
          <table:table-cell table:number-columns-repeated="7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Otu01719db4c7a0e0610053378fcad37caa231f65ee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karyota;Chordata;Ascidiacea;Enterogona;Ascidiidae;Ascidiella;Ascidiella scabra</text:p>
          </table:table-cell>
          <table:table-cell/>
          <table:table-cell office:value-type="float" office:value="103719" calcext:value-type="float">
            <text:p>103719</text:p>
          </table:table-cell>
          <table:table-cell table:number-columns-repeated="7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Otu01719db4c7a0e0610053378fcad37caa231f65ee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karyota;Chordata;Ascidiacea;Enterogona;Ascidiidae;Ascidiella;Ascidiella scabra</text:p>
          </table:table-cell>
          <table:table-cell/>
          <table:table-cell office:value-type="float" office:value="103719" calcext:value-type="float">
            <text:p>103719</text:p>
          </table:table-cell>
          <table:table-cell table:number-columns-repeated="7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Otu01719db4c7a0e0610053378fcad37caa231f65ee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karyota;Chordata;Ascidiacea;Enterogona;Ascidiidae;Ascidiella;Ascidiella scabra</text:p>
          </table:table-cell>
          <table:table-cell/>
          <table:table-cell office:value-type="float" office:value="103719" calcext:value-type="float">
            <text:p>103719</text:p>
          </table:table-cell>
          <table:table-cell table:number-columns-repeated="7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Otu01719db4c7a0e0610053378fcad37caa231f65ee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karyota;Chordata;Ascidiacea;Enterogona;Ascidiidae;Ascidiella;Ascidiella scabra</text:p>
          </table:table-cell>
          <table:table-cell/>
          <table:table-cell office:value-type="float" office:value="103719" calcext:value-type="float">
            <text:p>103719</text:p>
          </table:table-cell>
          <table:table-cell table:number-columns-repeated="7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Otu01719db4c7a0e0610053378fcad37caa231f65ee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karyota;Chordata;Ascidiacea;Enterogona;Ascidiidae;Ascidiella;Ascidiella scabra</text:p>
          </table:table-cell>
          <table:table-cell/>
          <table:table-cell office:value-type="float" office:value="103719" calcext:value-type="float">
            <text:p>103719</text:p>
          </table:table-cell>
          <table:table-cell table:number-columns-repeated="7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Otu01719db4c7a0e0610053378fcad37caa231f65ee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karyota;Chordata;Ascidiacea;Enterogona;Ascidiidae;Ascidiella;Ascidiella scabra</text:p>
          </table:table-cell>
          <table:table-cell/>
          <table:table-cell office:value-type="float" office:value="103719" calcext:value-type="float">
            <text:p>103719</text:p>
          </table:table-cell>
          <table:table-cell table:number-columns-repeated="7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Otu01719db4c7a0e0610053378fcad37caa231f65ee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karyota;Chordata;Ascidiacea;Enterogona;Ascidiidae;Ascidiella;Ascidiella scabra</text:p>
          </table:table-cell>
          <table:table-cell/>
          <table:table-cell office:value-type="float" office:value="103719" calcext:value-type="float">
            <text:p>103719</text:p>
          </table:table-cell>
          <table:table-cell table:number-columns-repeated="7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Otu01719db4c7a0e0610053378fcad37caa231f65ee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karyota;Chordata;Ascidiacea;Enterogona;Ascidiidae;Ascidiella;Ascidiella scabra</text:p>
          </table:table-cell>
          <table:table-cell/>
          <table:table-cell office:value-type="float" office:value="103719" calcext:value-type="float">
            <text:p>103719</text:p>
          </table:table-cell>
          <table:table-cell table:number-columns-repeated="7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Otu01719db4c7a0e0610053378fcad37caa231f65ee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karyota;Chordata;Ascidiacea;Enterogona;Ascidiidae;Ascidiella;Ascidiella scabra</text:p>
          </table:table-cell>
          <table:table-cell/>
          <table:table-cell office:value-type="float" office:value="103719" calcext:value-type="float">
            <text:p>103719</text:p>
          </table:table-cell>
          <table:table-cell table:number-columns-repeated="7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Otu01719db4c7a0e0610053378fcad37caa231f65ee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karyota;Chordata;Ascidiacea;Enterogona;Ascidiidae;Ascidiella;Ascidiella scabra</text:p>
          </table:table-cell>
          <table:table-cell/>
          <table:table-cell office:value-type="float" office:value="103719" calcext:value-type="float">
            <text:p>103719</text:p>
          </table:table-cell>
          <table:table-cell table:number-columns-repeated="7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Otu01719db4c7a0e0610053378fcad37caa231f65ee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karyota;Chordata;Ascidiacea;Enterogona;Ascidiidae;Ascidiella;Ascidiella scabra</text:p>
          </table:table-cell>
          <table:table-cell/>
          <table:table-cell office:value-type="float" office:value="103719" calcext:value-type="float">
            <text:p>103719</text:p>
          </table:table-cell>
          <table:table-cell table:number-columns-repeated="7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Otu01719db4c7a0e0610053378fcad37caa231f65ee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karyota;Chordata;Ascidiacea;Enterogona;Ascidiidae;Ascidiella;Ascidiella scabra</text:p>
          </table:table-cell>
          <table:table-cell/>
          <table:table-cell office:value-type="float" office:value="103719" calcext:value-type="float">
            <text:p>103719</text:p>
          </table:table-cell>
          <table:table-cell table:number-columns-repeated="7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Otu01719db4c7a0e0610053378fcad37caa231f65ee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karyota;Chordata;Ascidiacea;Enterogona;Ascidiidae;Ascidiella;Ascidiella scabra</text:p>
          </table:table-cell>
          <table:table-cell/>
          <table:table-cell office:value-type="float" office:value="103719" calcext:value-type="float">
            <text:p>103719</text:p>
          </table:table-cell>
          <table:table-cell table:number-columns-repeated="7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Otu01719db4c7a0e0610053378fcad37caa231f65ee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karyota;Chordata;Ascidiacea;Enterogona;Ascidiidae;Ascidiella;Ascidiella scabra</text:p>
          </table:table-cell>
          <table:table-cell/>
          <table:table-cell office:value-type="float" office:value="103719" calcext:value-type="float">
            <text:p>103719</text:p>
          </table:table-cell>
          <table:table-cell table:number-columns-repeated="7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Otu01719db4c7a0e0610053378fcad37caa231f65ee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karyota;Chordata;Ascidiacea;Enterogona;Ascidiidae;Ascidiella;Ascidiella scabra</text:p>
          </table:table-cell>
          <table:table-cell/>
          <table:table-cell office:value-type="float" office:value="103719" calcext:value-type="float">
            <text:p>103719</text:p>
          </table:table-cell>
          <table:table-cell table:number-columns-repeated="7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Otu01719db4c7a0e0610053378fcad37caa231f65ee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karyota;Chordata;Ascidiacea;Enterogona;Ascidiidae;Ascidiella;Ascidiella scabra</text:p>
          </table:table-cell>
          <table:table-cell/>
          <table:table-cell office:value-type="float" office:value="103719" calcext:value-type="float">
            <text:p>103719</text:p>
          </table:table-cell>
          <table:table-cell table:number-columns-repeated="7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Otu01719db4c7a0e0610053378fcad37caa231f65ee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karyota;Chordata;Ascidiacea;Enterogona;Ascidiidae;Ascidiella;Ascidiella scabra</text:p>
          </table:table-cell>
          <table:table-cell/>
          <table:table-cell office:value-type="float" office:value="103719" calcext:value-type="float">
            <text:p>103719</text:p>
          </table:table-cell>
          <table:table-cell table:number-columns-repeated="7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Otu01719db4c7a0e0610053378fcad37caa231f65ee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karyota;Chordata;Ascidiacea;Enterogona;Ascidiidae;Ascidiella;Ascidiella scabra</text:p>
          </table:table-cell>
          <table:table-cell/>
          <table:table-cell office:value-type="float" office:value="103719" calcext:value-type="float">
            <text:p>103719</text:p>
          </table:table-cell>
          <table:table-cell table:number-columns-repeated="7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Otu01719db4c7a0e0610053378fcad37caa231f65ee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karyota;Chordata;Ascidiacea;Enterogona;Ascidiidae;Ascidiella;Ascidiella scabra</text:p>
          </table:table-cell>
          <table:table-cell/>
          <table:table-cell office:value-type="float" office:value="103719" calcext:value-type="float">
            <text:p>103719</text:p>
          </table:table-cell>
          <table:table-cell table:number-columns-repeated="7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Otu01719db4c7a0e0610053378fcad37caa231f65ee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karyota;Chordata;Ascidiacea;Enterogona;Ascidiidae;Ascidiella;Ascidiella scabra</text:p>
          </table:table-cell>
          <table:table-cell/>
          <table:table-cell office:value-type="float" office:value="103719" calcext:value-type="float">
            <text:p>103719</text:p>
          </table:table-cell>
          <table:table-cell table:number-columns-repeated="7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Otu01719db4c7a0e0610053378fcad37caa231f65ee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karyota;Chordata;Ascidiacea;Enterogona;Ascidiidae;Ascidiella;Ascidiella scabra</text:p>
          </table:table-cell>
          <table:table-cell/>
          <table:table-cell office:value-type="float" office:value="103719" calcext:value-type="float">
            <text:p>103719</text:p>
          </table:table-cell>
          <table:table-cell table:number-columns-repeated="7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Otu01719db4c7a0e0610053378fcad37caa231f65ee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karyota;Chordata;Ascidiacea;Enterogona;Ascidiidae;Ascidiella;Ascidiella scabra</text:p>
          </table:table-cell>
          <table:table-cell/>
          <table:table-cell office:value-type="float" office:value="103719" calcext:value-type="float">
            <text:p>103719</text:p>
          </table:table-cell>
          <table:table-cell table:number-columns-repeated="7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Otu01719db4c7a0e0610053378fcad37caa231f65ee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karyota;Chordata;Ascidiacea;Enterogona;Ascidiidae;Ascidiella;Ascidiella scabra</text:p>
          </table:table-cell>
          <table:table-cell/>
          <table:table-cell office:value-type="float" office:value="103719" calcext:value-type="float">
            <text:p>103719</text:p>
          </table:table-cell>
          <table:table-cell table:number-columns-repeated="7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Otu01719db4c7a0e0610053378fcad37caa231f65ee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karyota;Chordata;Ascidiacea;Enterogona;Ascidiidae;Ascidiella;Ascidiella scabra</text:p>
          </table:table-cell>
          <table:table-cell/>
          <table:table-cell office:value-type="float" office:value="103719" calcext:value-type="float">
            <text:p>103719</text:p>
          </table:table-cell>
          <table:table-cell table:number-columns-repeated="7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Otu01719db4c7a0e0610053378fcad37caa231f65ee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karyota;Chordata;Ascidiacea;Enterogona;Ascidiidae;Ascidiella;Ascidiella scabra</text:p>
          </table:table-cell>
          <table:table-cell/>
          <table:table-cell office:value-type="float" office:value="103719" calcext:value-type="float">
            <text:p>103719</text:p>
          </table:table-cell>
          <table:table-cell table:number-columns-repeated="7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Otu01719db4c7a0e0610053378fcad37caa231f65ee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karyota;Chordata;Ascidiacea;Enterogona;Ascidiidae;Ascidiella;Ascidiella scabra</text:p>
          </table:table-cell>
          <table:table-cell/>
          <table:table-cell office:value-type="float" office:value="103719" calcext:value-type="float">
            <text:p>103719</text:p>
          </table:table-cell>
          <table:table-cell table:number-columns-repeated="7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Otu01719db4c7a0e0610053378fcad37caa231f65ee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karyota;Chordata;Ascidiacea;Enterogona;Ascidiidae;Ascidiella;Ascidiella scabra</text:p>
          </table:table-cell>
          <table:table-cell/>
          <table:table-cell office:value-type="float" office:value="103719" calcext:value-type="float">
            <text:p>103719</text:p>
          </table:table-cell>
          <table:table-cell table:number-columns-repeated="7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Otu01719db4c7a0e0610053378fcad37caa231f65ee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karyota;Chordata;Ascidiacea;Enterogona;Ascidiidae;Ascidiella;Ascidiella scabra</text:p>
          </table:table-cell>
          <table:table-cell/>
          <table:table-cell office:value-type="float" office:value="103719" calcext:value-type="float">
            <text:p>103719</text:p>
          </table:table-cell>
          <table:table-cell table:number-columns-repeated="7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Otu01719db4c7a0e0610053378fcad37caa231f65ee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karyota;Chordata;Ascidiacea;Enterogona;Ascidiidae;Ascidiella;Ascidiella scabra</text:p>
          </table:table-cell>
          <table:table-cell/>
          <table:table-cell office:value-type="float" office:value="103719" calcext:value-type="float">
            <text:p>103719</text:p>
          </table:table-cell>
          <table:table-cell table:number-columns-repeated="7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Otu031367a4030af8562399f22c357c88d071cfdfe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Chordata;Ascidiacea;Enterogona;Ascidiidae;Ascidiella;Ascidiella scabra</text:p>
          </table:table-cell>
          <table:table-cell/>
          <table:table-cell office:value-type="float" office:value="103719" calcext:value-type="float">
            <text:p>103719</text:p>
          </table:table-cell>
          <table:table-cell table:number-columns-repeated="7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Otu031367a4030af8562399f22c357c88d071cfdfe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Chordata;Ascidiacea;Enterogona;Ascidiidae;Ascidiella;Ascidiella scabra</text:p>
          </table:table-cell>
          <table:table-cell/>
          <table:table-cell office:value-type="float" office:value="103719" calcext:value-type="float">
            <text:p>103719</text:p>
          </table:table-cell>
          <table:table-cell table:number-columns-repeated="7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Otu031367a4030af8562399f22c357c88d071cfdfe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Chordata;Ascidiacea;Enterogona;Ascidiidae;Ascidiella;Ascidiella scabra</text:p>
          </table:table-cell>
          <table:table-cell/>
          <table:table-cell office:value-type="float" office:value="103719" calcext:value-type="float">
            <text:p>103719</text:p>
          </table:table-cell>
          <table:table-cell table:number-columns-repeated="7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Otu031367a4030af8562399f22c357c88d071cfdfe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Chordata;Ascidiacea;Enterogona;Ascidiidae;Ascidiella;Ascidiella scabra</text:p>
          </table:table-cell>
          <table:table-cell/>
          <table:table-cell office:value-type="float" office:value="103719" calcext:value-type="float">
            <text:p>103719</text:p>
          </table:table-cell>
          <table:table-cell table:number-columns-repeated="7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Otu031367a4030af8562399f22c357c88d071cfdfe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Chordata;Ascidiacea;Enterogona;Ascidiidae;Ascidiella;Ascidiella scabra</text:p>
          </table:table-cell>
          <table:table-cell/>
          <table:table-cell office:value-type="float" office:value="103719" calcext:value-type="float">
            <text:p>103719</text:p>
          </table:table-cell>
          <table:table-cell table:number-columns-repeated="7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Otu031367a4030af8562399f22c357c88d071cfdfe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Chordata;Ascidiacea;Enterogona;Ascidiidae;Ascidiella;Ascidiella scabra</text:p>
          </table:table-cell>
          <table:table-cell/>
          <table:table-cell office:value-type="float" office:value="103719" calcext:value-type="float">
            <text:p>103719</text:p>
          </table:table-cell>
          <table:table-cell table:number-columns-repeated="7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Otu031367a4030af8562399f22c357c88d071cfdfe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Chordata;Ascidiacea;Enterogona;Ascidiidae;Ascidiella;Ascidiella scabra</text:p>
          </table:table-cell>
          <table:table-cell/>
          <table:table-cell office:value-type="float" office:value="103719" calcext:value-type="float">
            <text:p>103719</text:p>
          </table:table-cell>
          <table:table-cell table:number-columns-repeated="7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Otu031367a4030af8562399f22c357c88d071cfdfe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Chordata;Ascidiacea;Enterogona;Ascidiidae;Ascidiella;Ascidiella scabra</text:p>
          </table:table-cell>
          <table:table-cell/>
          <table:table-cell office:value-type="float" office:value="103719" calcext:value-type="float">
            <text:p>103719</text:p>
          </table:table-cell>
          <table:table-cell table:number-columns-repeated="7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Otu031367a4030af8562399f22c357c88d071cfdfe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Chordata;Ascidiacea;Enterogona;Ascidiidae;Ascidiella;Ascidiella scabra</text:p>
          </table:table-cell>
          <table:table-cell/>
          <table:table-cell office:value-type="float" office:value="103719" calcext:value-type="float">
            <text:p>103719</text:p>
          </table:table-cell>
          <table:table-cell table:number-columns-repeated="7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Otu031367a4030af8562399f22c357c88d071cfdfe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Chordata;Ascidiacea;Enterogona;Ascidiidae;Ascidiella;Ascidiella scabra</text:p>
          </table:table-cell>
          <table:table-cell/>
          <table:table-cell office:value-type="float" office:value="103719" calcext:value-type="float">
            <text:p>103719</text:p>
          </table:table-cell>
          <table:table-cell table:number-columns-repeated="7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Otu031367a4030af8562399f22c357c88d071cfdfe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Chordata;Ascidiacea;Enterogona;Ascidiidae;Ascidiella;Ascidiella scabra</text:p>
          </table:table-cell>
          <table:table-cell/>
          <table:table-cell office:value-type="float" office:value="103719" calcext:value-type="float">
            <text:p>103719</text:p>
          </table:table-cell>
          <table:table-cell table:number-columns-repeated="7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Otu031367a4030af8562399f22c357c88d071cfdfe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Chordata;Ascidiacea;Enterogona;Ascidiidae;Ascidiella;Ascidiella scabra</text:p>
          </table:table-cell>
          <table:table-cell/>
          <table:table-cell office:value-type="float" office:value="103719" calcext:value-type="float">
            <text:p>103719</text:p>
          </table:table-cell>
          <table:table-cell table:number-columns-repeated="7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Otu031367a4030af8562399f22c357c88d071cfdfe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Chordata;Ascidiacea;Enterogona;Ascidiidae;Ascidiella;Ascidiella scabra</text:p>
          </table:table-cell>
          <table:table-cell/>
          <table:table-cell office:value-type="float" office:value="103719" calcext:value-type="float">
            <text:p>103719</text:p>
          </table:table-cell>
          <table:table-cell table:number-columns-repeated="7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Otu031367a4030af8562399f22c357c88d071cfdfe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Chordata;Ascidiacea;Enterogona;Ascidiidae;Ascidiella;Ascidiella scabra</text:p>
          </table:table-cell>
          <table:table-cell/>
          <table:table-cell office:value-type="float" office:value="103719" calcext:value-type="float">
            <text:p>103719</text:p>
          </table:table-cell>
          <table:table-cell table:number-columns-repeated="7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Otu031367a4030af8562399f22c357c88d071cfdfe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Chordata;Ascidiacea;Enterogona;Ascidiidae;Ascidiella;Ascidiella scabra</text:p>
          </table:table-cell>
          <table:table-cell/>
          <table:table-cell office:value-type="float" office:value="103719" calcext:value-type="float">
            <text:p>103719</text:p>
          </table:table-cell>
          <table:table-cell table:number-columns-repeated="7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Otu031367a4030af8562399f22c357c88d071cfdfe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Chordata;Ascidiacea;Enterogona;Ascidiidae;Ascidiella;Ascidiella scabra</text:p>
          </table:table-cell>
          <table:table-cell/>
          <table:table-cell office:value-type="float" office:value="103719" calcext:value-type="float">
            <text:p>103719</text:p>
          </table:table-cell>
          <table:table-cell table:number-columns-repeated="7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Otu031367a4030af8562399f22c357c88d071cfdfe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Chordata;Ascidiacea;Enterogona;Ascidiidae;Ascidiella;Ascidiella scabra</text:p>
          </table:table-cell>
          <table:table-cell/>
          <table:table-cell office:value-type="float" office:value="103719" calcext:value-type="float">
            <text:p>103719</text:p>
          </table:table-cell>
          <table:table-cell table:number-columns-repeated="7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Otu031367a4030af8562399f22c357c88d071cfdfe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Chordata;Ascidiacea;Enterogona;Ascidiidae;Ascidiella;Ascidiella scabra</text:p>
          </table:table-cell>
          <table:table-cell/>
          <table:table-cell office:value-type="float" office:value="103719" calcext:value-type="float">
            <text:p>103719</text:p>
          </table:table-cell>
          <table:table-cell table:number-columns-repeated="7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Otu031367a4030af8562399f22c357c88d071cfdfe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Chordata;Ascidiacea;Enterogona;Ascidiidae;Ascidiella;Ascidiella scabra</text:p>
          </table:table-cell>
          <table:table-cell/>
          <table:table-cell office:value-type="float" office:value="103719" calcext:value-type="float">
            <text:p>103719</text:p>
          </table:table-cell>
          <table:table-cell table:number-columns-repeated="7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Otu031367a4030af8562399f22c357c88d071cfdfe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Chordata;Ascidiacea;Enterogona;Ascidiidae;Ascidiella;Ascidiella scabra</text:p>
          </table:table-cell>
          <table:table-cell/>
          <table:table-cell office:value-type="float" office:value="103719" calcext:value-type="float">
            <text:p>103719</text:p>
          </table:table-cell>
          <table:table-cell table:number-columns-repeated="7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Otu031367a4030af8562399f22c357c88d071cfdfe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Chordata;Ascidiacea;Enterogona;Ascidiidae;Ascidiella;Ascidiella scabra</text:p>
          </table:table-cell>
          <table:table-cell/>
          <table:table-cell office:value-type="float" office:value="103719" calcext:value-type="float">
            <text:p>103719</text:p>
          </table:table-cell>
          <table:table-cell table:number-columns-repeated="7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Otu031367a4030af8562399f22c357c88d071cfdfe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Chordata;Ascidiacea;Enterogona;Ascidiidae;Ascidiella;Ascidiella scabra</text:p>
          </table:table-cell>
          <table:table-cell/>
          <table:table-cell office:value-type="float" office:value="103719" calcext:value-type="float">
            <text:p>103719</text:p>
          </table:table-cell>
          <table:table-cell table:number-columns-repeated="7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Otu031367a4030af8562399f22c357c88d071cfdfe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Chordata;Ascidiacea;Enterogona;Ascidiidae;Ascidiella;Ascidiella scabra</text:p>
          </table:table-cell>
          <table:table-cell/>
          <table:table-cell office:value-type="float" office:value="103719" calcext:value-type="float">
            <text:p>103719</text:p>
          </table:table-cell>
          <table:table-cell table:number-columns-repeated="7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Otu031367a4030af8562399f22c357c88d071cfdfe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Chordata;Ascidiacea;Enterogona;Ascidiidae;Ascidiella;Ascidiella scabra</text:p>
          </table:table-cell>
          <table:table-cell/>
          <table:table-cell office:value-type="float" office:value="103719" calcext:value-type="float">
            <text:p>103719</text:p>
          </table:table-cell>
          <table:table-cell table:number-columns-repeated="7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Otu031367a4030af8562399f22c357c88d071cfdfe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Chordata;Ascidiacea;Enterogona;Ascidiidae;Ascidiella;Ascidiella scabra</text:p>
          </table:table-cell>
          <table:table-cell/>
          <table:table-cell office:value-type="float" office:value="103719" calcext:value-type="float">
            <text:p>103719</text:p>
          </table:table-cell>
          <table:table-cell table:number-columns-repeated="7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Otu031367a4030af8562399f22c357c88d071cfdfe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Chordata;Ascidiacea;Enterogona;Ascidiidae;Ascidiella;Ascidiella scabra</text:p>
          </table:table-cell>
          <table:table-cell/>
          <table:table-cell office:value-type="float" office:value="103719" calcext:value-type="float">
            <text:p>103719</text:p>
          </table:table-cell>
          <table:table-cell table:number-columns-repeated="7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Otu031367a4030af8562399f22c357c88d071cfdfe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Chordata;Ascidiacea;Enterogona;Ascidiidae;Ascidiella;Ascidiella scabra</text:p>
          </table:table-cell>
          <table:table-cell/>
          <table:table-cell office:value-type="float" office:value="103719" calcext:value-type="float">
            <text:p>103719</text:p>
          </table:table-cell>
          <table:table-cell table:number-columns-repeated="7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Otu031367a4030af8562399f22c357c88d071cfdfe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Chordata;Ascidiacea;Enterogona;Ascidiidae;Ascidiella;Ascidiella scabra</text:p>
          </table:table-cell>
          <table:table-cell/>
          <table:table-cell office:value-type="float" office:value="103719" calcext:value-type="float">
            <text:p>103719</text:p>
          </table:table-cell>
          <table:table-cell table:number-columns-repeated="7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Otu031367a4030af8562399f22c357c88d071cfdfe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Chordata;Ascidiacea;Enterogona;Ascidiidae;Ascidiella;Ascidiella scabra</text:p>
          </table:table-cell>
          <table:table-cell/>
          <table:table-cell office:value-type="float" office:value="103719" calcext:value-type="float">
            <text:p>103719</text:p>
          </table:table-cell>
          <table:table-cell table:number-columns-repeated="7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Otu031367a4030af8562399f22c357c88d071cfdfe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Chordata;Ascidiacea;Enterogona;Ascidiidae;Ascidiella;Ascidiella scabra</text:p>
          </table:table-cell>
          <table:table-cell/>
          <table:table-cell office:value-type="float" office:value="103719" calcext:value-type="float">
            <text:p>103719</text:p>
          </table:table-cell>
          <table:table-cell table:number-columns-repeated="7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Otu031367a4030af8562399f22c357c88d071cfdfe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Chordata;Ascidiacea;Enterogona;Ascidiidae;Ascidiella;Ascidiella scabra</text:p>
          </table:table-cell>
          <table:table-cell/>
          <table:table-cell office:value-type="float" office:value="103719" calcext:value-type="float">
            <text:p>103719</text:p>
          </table:table-cell>
          <table:table-cell table:number-columns-repeated="7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Otu031367a4030af8562399f22c357c88d071cfdfe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Chordata;Ascidiacea;Enterogona;Ascidiidae;Ascidiella;Ascidiella scabra</text:p>
          </table:table-cell>
          <table:table-cell/>
          <table:table-cell office:value-type="float" office:value="103719" calcext:value-type="float">
            <text:p>103719</text:p>
          </table:table-cell>
          <table:table-cell table:number-columns-repeated="7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Otu031367a4030af8562399f22c357c88d071cfdfe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Chordata;Ascidiacea;Enterogona;Ascidiidae;Ascidiella;Ascidiella scabra</text:p>
          </table:table-cell>
          <table:table-cell/>
          <table:table-cell office:value-type="float" office:value="103719" calcext:value-type="float">
            <text:p>103719</text:p>
          </table:table-cell>
          <table:table-cell table:number-columns-repeated="7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Otu1765570e67be260ee16a3770091c15a661c94a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Chordata;Ascidiacea;Enterogona;Ascidiidae;Ascidiella;Ascidiella scabra</text:p>
          </table:table-cell>
          <table:table-cell/>
          <table:table-cell office:value-type="float" office:value="103719" calcext:value-type="float">
            <text:p>103719</text:p>
          </table:table-cell>
          <table:table-cell table:number-columns-repeated="7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Otu1765570e67be260ee16a3770091c15a661c94a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Chordata;Ascidiacea;Enterogona;Ascidiidae;Ascidiella;Ascidiella scabra</text:p>
          </table:table-cell>
          <table:table-cell/>
          <table:table-cell office:value-type="float" office:value="103719" calcext:value-type="float">
            <text:p>103719</text:p>
          </table:table-cell>
          <table:table-cell table:number-columns-repeated="7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Otu1765570e67be260ee16a3770091c15a661c94a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Chordata;Ascidiacea;Enterogona;Ascidiidae;Ascidiella;Ascidiella scabra</text:p>
          </table:table-cell>
          <table:table-cell/>
          <table:table-cell office:value-type="float" office:value="103719" calcext:value-type="float">
            <text:p>103719</text:p>
          </table:table-cell>
          <table:table-cell table:number-columns-repeated="7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Otu1765570e67be260ee16a3770091c15a661c94a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Chordata;Ascidiacea;Enterogona;Ascidiidae;Ascidiella;Ascidiella scabra</text:p>
          </table:table-cell>
          <table:table-cell/>
          <table:table-cell office:value-type="float" office:value="103719" calcext:value-type="float">
            <text:p>103719</text:p>
          </table:table-cell>
          <table:table-cell table:number-columns-repeated="7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Otu1765570e67be260ee16a3770091c15a661c94a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Chordata;Ascidiacea;Enterogona;Ascidiidae;Ascidiella;Ascidiella scabra</text:p>
          </table:table-cell>
          <table:table-cell/>
          <table:table-cell office:value-type="float" office:value="103719" calcext:value-type="float">
            <text:p>103719</text:p>
          </table:table-cell>
          <table:table-cell table:number-columns-repeated="7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Otu1765570e67be260ee16a3770091c15a661c94a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Chordata;Ascidiacea;Enterogona;Ascidiidae;Ascidiella;Ascidiella scabra</text:p>
          </table:table-cell>
          <table:table-cell/>
          <table:table-cell office:value-type="float" office:value="103719" calcext:value-type="float">
            <text:p>103719</text:p>
          </table:table-cell>
          <table:table-cell table:number-columns-repeated="7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Otu1765570e67be260ee16a3770091c15a661c94a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Chordata;Ascidiacea;Enterogona;Ascidiidae;Ascidiella;Ascidiella scabra</text:p>
          </table:table-cell>
          <table:table-cell/>
          <table:table-cell office:value-type="float" office:value="103719" calcext:value-type="float">
            <text:p>103719</text:p>
          </table:table-cell>
          <table:table-cell table:number-columns-repeated="7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Otu1765570e67be260ee16a3770091c15a661c94a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Chordata;Ascidiacea;Enterogona;Ascidiidae;Ascidiella;Ascidiella scabra</text:p>
          </table:table-cell>
          <table:table-cell/>
          <table:table-cell office:value-type="float" office:value="103719" calcext:value-type="float">
            <text:p>103719</text:p>
          </table:table-cell>
          <table:table-cell table:number-columns-repeated="7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Otu1765570e67be260ee16a3770091c15a661c94a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Chordata;Ascidiacea;Enterogona;Ascidiidae;Ascidiella;Ascidiella scabra</text:p>
          </table:table-cell>
          <table:table-cell/>
          <table:table-cell office:value-type="float" office:value="103719" calcext:value-type="float">
            <text:p>103719</text:p>
          </table:table-cell>
          <table:table-cell table:number-columns-repeated="7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Otu1765570e67be260ee16a3770091c15a661c94a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Chordata;Ascidiacea;Enterogona;Ascidiidae;Ascidiella;Ascidiella scabra</text:p>
          </table:table-cell>
          <table:table-cell/>
          <table:table-cell office:value-type="float" office:value="103719" calcext:value-type="float">
            <text:p>103719</text:p>
          </table:table-cell>
          <table:table-cell table:number-columns-repeated="7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Otu1765570e67be260ee16a3770091c15a661c94a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Chordata;Ascidiacea;Enterogona;Ascidiidae;Ascidiella;Ascidiella scabra</text:p>
          </table:table-cell>
          <table:table-cell/>
          <table:table-cell office:value-type="float" office:value="103719" calcext:value-type="float">
            <text:p>103719</text:p>
          </table:table-cell>
          <table:table-cell table:number-columns-repeated="7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Otu1765570e67be260ee16a3770091c15a661c94a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Chordata;Ascidiacea;Enterogona;Ascidiidae;Ascidiella;Ascidiella scabra</text:p>
          </table:table-cell>
          <table:table-cell/>
          <table:table-cell office:value-type="float" office:value="103719" calcext:value-type="float">
            <text:p>103719</text:p>
          </table:table-cell>
          <table:table-cell table:number-columns-repeated="7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Otu1765570e67be260ee16a3770091c15a661c94a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Chordata;Ascidiacea;Enterogona;Ascidiidae;Ascidiella;Ascidiella scabra</text:p>
          </table:table-cell>
          <table:table-cell/>
          <table:table-cell office:value-type="float" office:value="103719" calcext:value-type="float">
            <text:p>103719</text:p>
          </table:table-cell>
          <table:table-cell table:number-columns-repeated="7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Otu1765570e67be260ee16a3770091c15a661c94a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Chordata;Ascidiacea;Enterogona;Ascidiidae;Ascidiella;Ascidiella scabra</text:p>
          </table:table-cell>
          <table:table-cell/>
          <table:table-cell office:value-type="float" office:value="103719" calcext:value-type="float">
            <text:p>103719</text:p>
          </table:table-cell>
          <table:table-cell table:number-columns-repeated="7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Otu1765570e67be260ee16a3770091c15a661c94a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Chordata;Ascidiacea;Enterogona;Ascidiidae;Ascidiella;Ascidiella scabra</text:p>
          </table:table-cell>
          <table:table-cell/>
          <table:table-cell office:value-type="float" office:value="103719" calcext:value-type="float">
            <text:p>103719</text:p>
          </table:table-cell>
          <table:table-cell table:number-columns-repeated="7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Otu1765570e67be260ee16a3770091c15a661c94a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Chordata;Ascidiacea;Enterogona;Ascidiidae;Ascidiella;Ascidiella scabra</text:p>
          </table:table-cell>
          <table:table-cell/>
          <table:table-cell office:value-type="float" office:value="103719" calcext:value-type="float">
            <text:p>103719</text:p>
          </table:table-cell>
          <table:table-cell table:number-columns-repeated="7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Otu1765570e67be260ee16a3770091c15a661c94a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Chordata;Ascidiacea;Enterogona;Ascidiidae;Ascidiella;Ascidiella scabra</text:p>
          </table:table-cell>
          <table:table-cell/>
          <table:table-cell office:value-type="float" office:value="103719" calcext:value-type="float">
            <text:p>103719</text:p>
          </table:table-cell>
          <table:table-cell table:number-columns-repeated="7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Otu1765570e67be260ee16a3770091c15a661c94a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Chordata;Ascidiacea;Enterogona;Ascidiidae;Ascidiella;Ascidiella scabra</text:p>
          </table:table-cell>
          <table:table-cell/>
          <table:table-cell office:value-type="float" office:value="103719" calcext:value-type="float">
            <text:p>103719</text:p>
          </table:table-cell>
          <table:table-cell table:number-columns-repeated="7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Otu1765570e67be260ee16a3770091c15a661c94a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Chordata;Ascidiacea;Enterogona;Ascidiidae;Ascidiella;Ascidiella scabra</text:p>
          </table:table-cell>
          <table:table-cell/>
          <table:table-cell office:value-type="float" office:value="103719" calcext:value-type="float">
            <text:p>103719</text:p>
          </table:table-cell>
          <table:table-cell table:number-columns-repeated="7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Otu1765570e67be260ee16a3770091c15a661c94a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Chordata;Ascidiacea;Enterogona;Ascidiidae;Ascidiella;Ascidiella scabra</text:p>
          </table:table-cell>
          <table:table-cell/>
          <table:table-cell office:value-type="float" office:value="103719" calcext:value-type="float">
            <text:p>103719</text:p>
          </table:table-cell>
          <table:table-cell table:number-columns-repeated="7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Otu1765570e67be260ee16a3770091c15a661c94a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Chordata;Ascidiacea;Enterogona;Ascidiidae;Ascidiella;Ascidiella scabra</text:p>
          </table:table-cell>
          <table:table-cell/>
          <table:table-cell office:value-type="float" office:value="103719" calcext:value-type="float">
            <text:p>103719</text:p>
          </table:table-cell>
          <table:table-cell table:number-columns-repeated="7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Otu1765570e67be260ee16a3770091c15a661c94a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Chordata;Ascidiacea;Enterogona;Ascidiidae;Ascidiella;Ascidiella scabra</text:p>
          </table:table-cell>
          <table:table-cell/>
          <table:table-cell office:value-type="float" office:value="103719" calcext:value-type="float">
            <text:p>103719</text:p>
          </table:table-cell>
          <table:table-cell table:number-columns-repeated="7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Otu1765570e67be260ee16a3770091c15a661c94a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Chordata;Ascidiacea;Enterogona;Ascidiidae;Ascidiella;Ascidiella scabra</text:p>
          </table:table-cell>
          <table:table-cell/>
          <table:table-cell office:value-type="float" office:value="103719" calcext:value-type="float">
            <text:p>103719</text:p>
          </table:table-cell>
          <table:table-cell table:number-columns-repeated="7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Otu1765570e67be260ee16a3770091c15a661c94a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Chordata;Ascidiacea;Enterogona;Ascidiidae;Ascidiella;Ascidiella scabra</text:p>
          </table:table-cell>
          <table:table-cell/>
          <table:table-cell office:value-type="float" office:value="103719" calcext:value-type="float">
            <text:p>103719</text:p>
          </table:table-cell>
          <table:table-cell table:number-columns-repeated="7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Otu1765570e67be260ee16a3770091c15a661c94a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Chordata;Ascidiacea;Enterogona;Ascidiidae;Ascidiella;Ascidiella scabra</text:p>
          </table:table-cell>
          <table:table-cell/>
          <table:table-cell office:value-type="float" office:value="103719" calcext:value-type="float">
            <text:p>103719</text:p>
          </table:table-cell>
          <table:table-cell table:number-columns-repeated="7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Otu1765570e67be260ee16a3770091c15a661c94a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Chordata;Ascidiacea;Enterogona;Ascidiidae;Ascidiella;Ascidiella scabra</text:p>
          </table:table-cell>
          <table:table-cell/>
          <table:table-cell office:value-type="float" office:value="103719" calcext:value-type="float">
            <text:p>103719</text:p>
          </table:table-cell>
          <table:table-cell table:number-columns-repeated="7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Otu1765570e67be260ee16a3770091c15a661c94a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Chordata;Ascidiacea;Enterogona;Ascidiidae;Ascidiella;Ascidiella scabra</text:p>
          </table:table-cell>
          <table:table-cell/>
          <table:table-cell office:value-type="float" office:value="103719" calcext:value-type="float">
            <text:p>103719</text:p>
          </table:table-cell>
          <table:table-cell table:number-columns-repeated="7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Otu1765570e67be260ee16a3770091c15a661c94a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Chordata;Ascidiacea;Enterogona;Ascidiidae;Ascidiella;Ascidiella scabra</text:p>
          </table:table-cell>
          <table:table-cell/>
          <table:table-cell office:value-type="float" office:value="103719" calcext:value-type="float">
            <text:p>103719</text:p>
          </table:table-cell>
          <table:table-cell table:number-columns-repeated="7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Otu1765570e67be260ee16a3770091c15a661c94a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Chordata;Ascidiacea;Enterogona;Ascidiidae;Ascidiella;Ascidiella scabra</text:p>
          </table:table-cell>
          <table:table-cell/>
          <table:table-cell office:value-type="float" office:value="103719" calcext:value-type="float">
            <text:p>103719</text:p>
          </table:table-cell>
          <table:table-cell table:number-columns-repeated="7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Otu1765570e67be260ee16a3770091c15a661c94a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Chordata;Ascidiacea;Enterogona;Ascidiidae;Ascidiella;Ascidiella scabra</text:p>
          </table:table-cell>
          <table:table-cell/>
          <table:table-cell office:value-type="float" office:value="103719" calcext:value-type="float">
            <text:p>103719</text:p>
          </table:table-cell>
          <table:table-cell table:number-columns-repeated="7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Otu1765570e67be260ee16a3770091c15a661c94a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Chordata;Ascidiacea;Enterogona;Ascidiidae;Ascidiella;Ascidiella scabra</text:p>
          </table:table-cell>
          <table:table-cell/>
          <table:table-cell office:value-type="float" office:value="103719" calcext:value-type="float">
            <text:p>103719</text:p>
          </table:table-cell>
          <table:table-cell table:number-columns-repeated="7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Otu1765570e67be260ee16a3770091c15a661c94a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Chordata;Ascidiacea;Enterogona;Ascidiidae;Ascidiella;Ascidiella scabra</text:p>
          </table:table-cell>
          <table:table-cell/>
          <table:table-cell office:value-type="float" office:value="103719" calcext:value-type="float">
            <text:p>103719</text:p>
          </table:table-cell>
          <table:table-cell table:number-columns-repeated="7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Otu1765570e67be260ee16a3770091c15a661c94a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Chordata;Ascidiacea;Enterogona;Ascidiidae;Ascidiella;Ascidiella scabra</text:p>
          </table:table-cell>
          <table:table-cell/>
          <table:table-cell office:value-type="float" office:value="103719" calcext:value-type="float">
            <text:p>103719</text:p>
          </table:table-cell>
          <table:table-cell table:number-columns-repeated="7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Otu2b07dc9d326c3cf4421a36b94e4b552478592d2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Chordata;Ascidiacea;Enterogona;Ascidiidae;Ascidiella;Ascidiella scabra</text:p>
          </table:table-cell>
          <table:table-cell/>
          <table:table-cell office:value-type="float" office:value="103719" calcext:value-type="float">
            <text:p>103719</text:p>
          </table:table-cell>
          <table:table-cell table:number-columns-repeated="7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Otu2b07dc9d326c3cf4421a36b94e4b552478592d2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Chordata;Ascidiacea;Enterogona;Ascidiidae;Ascidiella;Ascidiella scabra</text:p>
          </table:table-cell>
          <table:table-cell/>
          <table:table-cell office:value-type="float" office:value="103719" calcext:value-type="float">
            <text:p>103719</text:p>
          </table:table-cell>
          <table:table-cell table:number-columns-repeated="7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Otu2b07dc9d326c3cf4421a36b94e4b552478592d2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Chordata;Ascidiacea;Enterogona;Ascidiidae;Ascidiella;Ascidiella scabra</text:p>
          </table:table-cell>
          <table:table-cell/>
          <table:table-cell office:value-type="float" office:value="103719" calcext:value-type="float">
            <text:p>103719</text:p>
          </table:table-cell>
          <table:table-cell table:number-columns-repeated="7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Otu2b07dc9d326c3cf4421a36b94e4b552478592d2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Chordata;Ascidiacea;Enterogona;Ascidiidae;Ascidiella;Ascidiella scabra</text:p>
          </table:table-cell>
          <table:table-cell/>
          <table:table-cell office:value-type="float" office:value="103719" calcext:value-type="float">
            <text:p>103719</text:p>
          </table:table-cell>
          <table:table-cell table:number-columns-repeated="7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Otu2b07dc9d326c3cf4421a36b94e4b552478592d2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Chordata;Ascidiacea;Enterogona;Ascidiidae;Ascidiella;Ascidiella scabra</text:p>
          </table:table-cell>
          <table:table-cell/>
          <table:table-cell office:value-type="float" office:value="103719" calcext:value-type="float">
            <text:p>103719</text:p>
          </table:table-cell>
          <table:table-cell table:number-columns-repeated="7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Otu2b07dc9d326c3cf4421a36b94e4b552478592d2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Chordata;Ascidiacea;Enterogona;Ascidiidae;Ascidiella;Ascidiella scabra</text:p>
          </table:table-cell>
          <table:table-cell/>
          <table:table-cell office:value-type="float" office:value="103719" calcext:value-type="float">
            <text:p>103719</text:p>
          </table:table-cell>
          <table:table-cell table:number-columns-repeated="7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Otu2b07dc9d326c3cf4421a36b94e4b552478592d2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Chordata;Ascidiacea;Enterogona;Ascidiidae;Ascidiella;Ascidiella scabra</text:p>
          </table:table-cell>
          <table:table-cell/>
          <table:table-cell office:value-type="float" office:value="103719" calcext:value-type="float">
            <text:p>103719</text:p>
          </table:table-cell>
          <table:table-cell table:number-columns-repeated="7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Otu2b07dc9d326c3cf4421a36b94e4b552478592d2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Chordata;Ascidiacea;Enterogona;Ascidiidae;Ascidiella;Ascidiella scabra</text:p>
          </table:table-cell>
          <table:table-cell/>
          <table:table-cell office:value-type="float" office:value="103719" calcext:value-type="float">
            <text:p>103719</text:p>
          </table:table-cell>
          <table:table-cell table:number-columns-repeated="7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Otu2b07dc9d326c3cf4421a36b94e4b552478592d2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Chordata;Ascidiacea;Enterogona;Ascidiidae;Ascidiella;Ascidiella scabra</text:p>
          </table:table-cell>
          <table:table-cell/>
          <table:table-cell office:value-type="float" office:value="103719" calcext:value-type="float">
            <text:p>103719</text:p>
          </table:table-cell>
          <table:table-cell table:number-columns-repeated="7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Otu2b07dc9d326c3cf4421a36b94e4b552478592d2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Chordata;Ascidiacea;Enterogona;Ascidiidae;Ascidiella;Ascidiella scabra</text:p>
          </table:table-cell>
          <table:table-cell/>
          <table:table-cell office:value-type="float" office:value="103719" calcext:value-type="float">
            <text:p>103719</text:p>
          </table:table-cell>
          <table:table-cell table:number-columns-repeated="7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Otu2b07dc9d326c3cf4421a36b94e4b552478592d2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Chordata;Ascidiacea;Enterogona;Ascidiidae;Ascidiella;Ascidiella scabra</text:p>
          </table:table-cell>
          <table:table-cell/>
          <table:table-cell office:value-type="float" office:value="103719" calcext:value-type="float">
            <text:p>103719</text:p>
          </table:table-cell>
          <table:table-cell table:number-columns-repeated="7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Otu2b07dc9d326c3cf4421a36b94e4b552478592d2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Chordata;Ascidiacea;Enterogona;Ascidiidae;Ascidiella;Ascidiella scabra</text:p>
          </table:table-cell>
          <table:table-cell/>
          <table:table-cell office:value-type="float" office:value="103719" calcext:value-type="float">
            <text:p>103719</text:p>
          </table:table-cell>
          <table:table-cell table:number-columns-repeated="7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Otu2b07dc9d326c3cf4421a36b94e4b552478592d2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Chordata;Ascidiacea;Enterogona;Ascidiidae;Ascidiella;Ascidiella scabra</text:p>
          </table:table-cell>
          <table:table-cell/>
          <table:table-cell office:value-type="float" office:value="103719" calcext:value-type="float">
            <text:p>103719</text:p>
          </table:table-cell>
          <table:table-cell table:number-columns-repeated="7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Otu2b07dc9d326c3cf4421a36b94e4b552478592d2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Chordata;Ascidiacea;Enterogona;Ascidiidae;Ascidiella;Ascidiella scabra</text:p>
          </table:table-cell>
          <table:table-cell/>
          <table:table-cell office:value-type="float" office:value="103719" calcext:value-type="float">
            <text:p>103719</text:p>
          </table:table-cell>
          <table:table-cell table:number-columns-repeated="7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Otu2b07dc9d326c3cf4421a36b94e4b552478592d2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Chordata;Ascidiacea;Enterogona;Ascidiidae;Ascidiella;Ascidiella scabra</text:p>
          </table:table-cell>
          <table:table-cell/>
          <table:table-cell office:value-type="float" office:value="103719" calcext:value-type="float">
            <text:p>103719</text:p>
          </table:table-cell>
          <table:table-cell table:number-columns-repeated="7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Otu2b07dc9d326c3cf4421a36b94e4b552478592d2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Chordata;Ascidiacea;Enterogona;Ascidiidae;Ascidiella;Ascidiella scabra</text:p>
          </table:table-cell>
          <table:table-cell/>
          <table:table-cell office:value-type="float" office:value="103719" calcext:value-type="float">
            <text:p>103719</text:p>
          </table:table-cell>
          <table:table-cell table:number-columns-repeated="7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Otu2b07dc9d326c3cf4421a36b94e4b552478592d2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Chordata;Ascidiacea;Enterogona;Ascidiidae;Ascidiella;Ascidiella scabra</text:p>
          </table:table-cell>
          <table:table-cell/>
          <table:table-cell office:value-type="float" office:value="103719" calcext:value-type="float">
            <text:p>103719</text:p>
          </table:table-cell>
          <table:table-cell table:number-columns-repeated="7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Otu2b07dc9d326c3cf4421a36b94e4b552478592d2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Chordata;Ascidiacea;Enterogona;Ascidiidae;Ascidiella;Ascidiella scabra</text:p>
          </table:table-cell>
          <table:table-cell/>
          <table:table-cell office:value-type="float" office:value="103719" calcext:value-type="float">
            <text:p>103719</text:p>
          </table:table-cell>
          <table:table-cell table:number-columns-repeated="7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Otu2b07dc9d326c3cf4421a36b94e4b552478592d2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Chordata;Ascidiacea;Enterogona;Ascidiidae;Ascidiella;Ascidiella scabra</text:p>
          </table:table-cell>
          <table:table-cell/>
          <table:table-cell office:value-type="float" office:value="103719" calcext:value-type="float">
            <text:p>103719</text:p>
          </table:table-cell>
          <table:table-cell table:number-columns-repeated="7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Otu2b07dc9d326c3cf4421a36b94e4b552478592d2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Chordata;Ascidiacea;Enterogona;Ascidiidae;Ascidiella;Ascidiella scabra</text:p>
          </table:table-cell>
          <table:table-cell/>
          <table:table-cell office:value-type="float" office:value="103719" calcext:value-type="float">
            <text:p>103719</text:p>
          </table:table-cell>
          <table:table-cell table:number-columns-repeated="7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Otu2b07dc9d326c3cf4421a36b94e4b552478592d2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Chordata;Ascidiacea;Enterogona;Ascidiidae;Ascidiella;Ascidiella scabra</text:p>
          </table:table-cell>
          <table:table-cell/>
          <table:table-cell office:value-type="float" office:value="103719" calcext:value-type="float">
            <text:p>103719</text:p>
          </table:table-cell>
          <table:table-cell table:number-columns-repeated="7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Otu2b07dc9d326c3cf4421a36b94e4b552478592d2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Chordata;Ascidiacea;Enterogona;Ascidiidae;Ascidiella;Ascidiella scabra</text:p>
          </table:table-cell>
          <table:table-cell/>
          <table:table-cell office:value-type="float" office:value="103719" calcext:value-type="float">
            <text:p>103719</text:p>
          </table:table-cell>
          <table:table-cell table:number-columns-repeated="7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Otu2b07dc9d326c3cf4421a36b94e4b552478592d2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Chordata;Ascidiacea;Enterogona;Ascidiidae;Ascidiella;Ascidiella scabra</text:p>
          </table:table-cell>
          <table:table-cell/>
          <table:table-cell office:value-type="float" office:value="103719" calcext:value-type="float">
            <text:p>103719</text:p>
          </table:table-cell>
          <table:table-cell table:number-columns-repeated="7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Otu2b07dc9d326c3cf4421a36b94e4b552478592d2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Chordata;Ascidiacea;Enterogona;Ascidiidae;Ascidiella;Ascidiella scabra</text:p>
          </table:table-cell>
          <table:table-cell/>
          <table:table-cell office:value-type="float" office:value="103719" calcext:value-type="float">
            <text:p>103719</text:p>
          </table:table-cell>
          <table:table-cell table:number-columns-repeated="7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Otu2b07dc9d326c3cf4421a36b94e4b552478592d2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Chordata;Ascidiacea;Enterogona;Ascidiidae;Ascidiella;Ascidiella scabra</text:p>
          </table:table-cell>
          <table:table-cell/>
          <table:table-cell office:value-type="float" office:value="103719" calcext:value-type="float">
            <text:p>103719</text:p>
          </table:table-cell>
          <table:table-cell table:number-columns-repeated="7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Otu2b07dc9d326c3cf4421a36b94e4b552478592d2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Chordata;Ascidiacea;Enterogona;Ascidiidae;Ascidiella;Ascidiella scabra</text:p>
          </table:table-cell>
          <table:table-cell/>
          <table:table-cell office:value-type="float" office:value="103719" calcext:value-type="float">
            <text:p>103719</text:p>
          </table:table-cell>
          <table:table-cell table:number-columns-repeated="7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Otu2b07dc9d326c3cf4421a36b94e4b552478592d2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Chordata;Ascidiacea;Enterogona;Ascidiidae;Ascidiella;Ascidiella scabra</text:p>
          </table:table-cell>
          <table:table-cell/>
          <table:table-cell office:value-type="float" office:value="103719" calcext:value-type="float">
            <text:p>103719</text:p>
          </table:table-cell>
          <table:table-cell table:number-columns-repeated="7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Otu2b07dc9d326c3cf4421a36b94e4b552478592d2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Chordata;Ascidiacea;Enterogona;Ascidiidae;Ascidiella;Ascidiella scabra</text:p>
          </table:table-cell>
          <table:table-cell/>
          <table:table-cell office:value-type="float" office:value="103719" calcext:value-type="float">
            <text:p>103719</text:p>
          </table:table-cell>
          <table:table-cell table:number-columns-repeated="7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Otu2b07dc9d326c3cf4421a36b94e4b552478592d2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Chordata;Ascidiacea;Enterogona;Ascidiidae;Ascidiella;Ascidiella scabra</text:p>
          </table:table-cell>
          <table:table-cell/>
          <table:table-cell office:value-type="float" office:value="103719" calcext:value-type="float">
            <text:p>103719</text:p>
          </table:table-cell>
          <table:table-cell table:number-columns-repeated="7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Otu2b07dc9d326c3cf4421a36b94e4b552478592d2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Chordata;Ascidiacea;Enterogona;Ascidiidae;Ascidiella;Ascidiella scabra</text:p>
          </table:table-cell>
          <table:table-cell/>
          <table:table-cell office:value-type="float" office:value="103719" calcext:value-type="float">
            <text:p>103719</text:p>
          </table:table-cell>
          <table:table-cell table:number-columns-repeated="7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Otu2b07dc9d326c3cf4421a36b94e4b552478592d2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Chordata;Ascidiacea;Enterogona;Ascidiidae;Ascidiella;Ascidiella scabra</text:p>
          </table:table-cell>
          <table:table-cell/>
          <table:table-cell office:value-type="float" office:value="103719" calcext:value-type="float">
            <text:p>103719</text:p>
          </table:table-cell>
          <table:table-cell table:number-columns-repeated="7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Otu2b07dc9d326c3cf4421a36b94e4b552478592d2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Chordata;Ascidiacea;Enterogona;Ascidiidae;Ascidiella;Ascidiella scabra</text:p>
          </table:table-cell>
          <table:table-cell/>
          <table:table-cell office:value-type="float" office:value="103719" calcext:value-type="float">
            <text:p>103719</text:p>
          </table:table-cell>
          <table:table-cell table:number-columns-repeated="7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Otu2b07dc9d326c3cf4421a36b94e4b552478592d2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Chordata;Ascidiacea;Enterogona;Ascidiidae;Ascidiella;Ascidiella scabra</text:p>
          </table:table-cell>
          <table:table-cell/>
          <table:table-cell office:value-type="float" office:value="103719" calcext:value-type="float">
            <text:p>103719</text:p>
          </table:table-cell>
          <table:table-cell table:number-columns-repeated="7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Otu459b53d51ad3192862d9e07b328d8ba027c7ec0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Chordata;Ascidiacea;Enterogona;Ascidiidae;Ascidiella;Ascidiella scabra</text:p>
          </table:table-cell>
          <table:table-cell/>
          <table:table-cell office:value-type="float" office:value="103719" calcext:value-type="float">
            <text:p>103719</text:p>
          </table:table-cell>
          <table:table-cell table:number-columns-repeated="7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Otu459b53d51ad3192862d9e07b328d8ba027c7ec0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Chordata;Ascidiacea;Enterogona;Ascidiidae;Ascidiella;Ascidiella scabra</text:p>
          </table:table-cell>
          <table:table-cell/>
          <table:table-cell office:value-type="float" office:value="103719" calcext:value-type="float">
            <text:p>103719</text:p>
          </table:table-cell>
          <table:table-cell table:number-columns-repeated="7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Otu459b53d51ad3192862d9e07b328d8ba027c7ec0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Chordata;Ascidiacea;Enterogona;Ascidiidae;Ascidiella;Ascidiella scabra</text:p>
          </table:table-cell>
          <table:table-cell/>
          <table:table-cell office:value-type="float" office:value="103719" calcext:value-type="float">
            <text:p>103719</text:p>
          </table:table-cell>
          <table:table-cell table:number-columns-repeated="7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Otu459b53d51ad3192862d9e07b328d8ba027c7ec0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Chordata;Ascidiacea;Enterogona;Ascidiidae;Ascidiella;Ascidiella scabra</text:p>
          </table:table-cell>
          <table:table-cell/>
          <table:table-cell office:value-type="float" office:value="103719" calcext:value-type="float">
            <text:p>103719</text:p>
          </table:table-cell>
          <table:table-cell table:number-columns-repeated="7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Otu459b53d51ad3192862d9e07b328d8ba027c7ec0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Chordata;Ascidiacea;Enterogona;Ascidiidae;Ascidiella;Ascidiella scabra</text:p>
          </table:table-cell>
          <table:table-cell/>
          <table:table-cell office:value-type="float" office:value="103719" calcext:value-type="float">
            <text:p>103719</text:p>
          </table:table-cell>
          <table:table-cell table:number-columns-repeated="7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Otu459b53d51ad3192862d9e07b328d8ba027c7ec0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Chordata;Ascidiacea;Enterogona;Ascidiidae;Ascidiella;Ascidiella scabra</text:p>
          </table:table-cell>
          <table:table-cell/>
          <table:table-cell office:value-type="float" office:value="103719" calcext:value-type="float">
            <text:p>103719</text:p>
          </table:table-cell>
          <table:table-cell table:number-columns-repeated="7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Otu459b53d51ad3192862d9e07b328d8ba027c7ec0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Chordata;Ascidiacea;Enterogona;Ascidiidae;Ascidiella;Ascidiella scabra</text:p>
          </table:table-cell>
          <table:table-cell/>
          <table:table-cell office:value-type="float" office:value="103719" calcext:value-type="float">
            <text:p>103719</text:p>
          </table:table-cell>
          <table:table-cell table:number-columns-repeated="7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Otu459b53d51ad3192862d9e07b328d8ba027c7ec0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Chordata;Ascidiacea;Enterogona;Ascidiidae;Ascidiella;Ascidiella scabra</text:p>
          </table:table-cell>
          <table:table-cell/>
          <table:table-cell office:value-type="float" office:value="103719" calcext:value-type="float">
            <text:p>103719</text:p>
          </table:table-cell>
          <table:table-cell table:number-columns-repeated="7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Otu459b53d51ad3192862d9e07b328d8ba027c7ec0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Chordata;Ascidiacea;Enterogona;Ascidiidae;Ascidiella;Ascidiella scabra</text:p>
          </table:table-cell>
          <table:table-cell/>
          <table:table-cell office:value-type="float" office:value="103719" calcext:value-type="float">
            <text:p>103719</text:p>
          </table:table-cell>
          <table:table-cell table:number-columns-repeated="7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Otu459b53d51ad3192862d9e07b328d8ba027c7ec0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Chordata;Ascidiacea;Enterogona;Ascidiidae;Ascidiella;Ascidiella scabra</text:p>
          </table:table-cell>
          <table:table-cell/>
          <table:table-cell office:value-type="float" office:value="103719" calcext:value-type="float">
            <text:p>103719</text:p>
          </table:table-cell>
          <table:table-cell table:number-columns-repeated="7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Otu459b53d51ad3192862d9e07b328d8ba027c7ec0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Chordata;Ascidiacea;Enterogona;Ascidiidae;Ascidiella;Ascidiella scabra</text:p>
          </table:table-cell>
          <table:table-cell/>
          <table:table-cell office:value-type="float" office:value="103719" calcext:value-type="float">
            <text:p>103719</text:p>
          </table:table-cell>
          <table:table-cell table:number-columns-repeated="7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Otu459b53d51ad3192862d9e07b328d8ba027c7ec0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Chordata;Ascidiacea;Enterogona;Ascidiidae;Ascidiella;Ascidiella scabra</text:p>
          </table:table-cell>
          <table:table-cell/>
          <table:table-cell office:value-type="float" office:value="103719" calcext:value-type="float">
            <text:p>103719</text:p>
          </table:table-cell>
          <table:table-cell table:number-columns-repeated="7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Otu459b53d51ad3192862d9e07b328d8ba027c7ec0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Chordata;Ascidiacea;Enterogona;Ascidiidae;Ascidiella;Ascidiella scabra</text:p>
          </table:table-cell>
          <table:table-cell/>
          <table:table-cell office:value-type="float" office:value="103719" calcext:value-type="float">
            <text:p>103719</text:p>
          </table:table-cell>
          <table:table-cell table:number-columns-repeated="7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Otu459b53d51ad3192862d9e07b328d8ba027c7ec0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Chordata;Ascidiacea;Enterogona;Ascidiidae;Ascidiella;Ascidiella scabra</text:p>
          </table:table-cell>
          <table:table-cell/>
          <table:table-cell office:value-type="float" office:value="103719" calcext:value-type="float">
            <text:p>103719</text:p>
          </table:table-cell>
          <table:table-cell table:number-columns-repeated="7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Otu459b53d51ad3192862d9e07b328d8ba027c7ec0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Chordata;Ascidiacea;Enterogona;Ascidiidae;Ascidiella;Ascidiella scabra</text:p>
          </table:table-cell>
          <table:table-cell/>
          <table:table-cell office:value-type="float" office:value="103719" calcext:value-type="float">
            <text:p>103719</text:p>
          </table:table-cell>
          <table:table-cell table:number-columns-repeated="7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Otu459b53d51ad3192862d9e07b328d8ba027c7ec0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Chordata;Ascidiacea;Enterogona;Ascidiidae;Ascidiella;Ascidiella scabra</text:p>
          </table:table-cell>
          <table:table-cell/>
          <table:table-cell office:value-type="float" office:value="103719" calcext:value-type="float">
            <text:p>103719</text:p>
          </table:table-cell>
          <table:table-cell table:number-columns-repeated="7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Otu459b53d51ad3192862d9e07b328d8ba027c7ec0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Chordata;Ascidiacea;Enterogona;Ascidiidae;Ascidiella;Ascidiella scabra</text:p>
          </table:table-cell>
          <table:table-cell/>
          <table:table-cell office:value-type="float" office:value="103719" calcext:value-type="float">
            <text:p>103719</text:p>
          </table:table-cell>
          <table:table-cell table:number-columns-repeated="7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Otu459b53d51ad3192862d9e07b328d8ba027c7ec0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Chordata;Ascidiacea;Enterogona;Ascidiidae;Ascidiella;Ascidiella scabra</text:p>
          </table:table-cell>
          <table:table-cell/>
          <table:table-cell office:value-type="float" office:value="103719" calcext:value-type="float">
            <text:p>103719</text:p>
          </table:table-cell>
          <table:table-cell table:number-columns-repeated="7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Otu459b53d51ad3192862d9e07b328d8ba027c7ec0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Chordata;Ascidiacea;Enterogona;Ascidiidae;Ascidiella;Ascidiella scabra</text:p>
          </table:table-cell>
          <table:table-cell/>
          <table:table-cell office:value-type="float" office:value="103719" calcext:value-type="float">
            <text:p>103719</text:p>
          </table:table-cell>
          <table:table-cell table:number-columns-repeated="7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Otu459b53d51ad3192862d9e07b328d8ba027c7ec0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Chordata;Ascidiacea;Enterogona;Ascidiidae;Ascidiella;Ascidiella scabra</text:p>
          </table:table-cell>
          <table:table-cell/>
          <table:table-cell office:value-type="float" office:value="103719" calcext:value-type="float">
            <text:p>103719</text:p>
          </table:table-cell>
          <table:table-cell table:number-columns-repeated="7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Otu459b53d51ad3192862d9e07b328d8ba027c7ec0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Chordata;Ascidiacea;Enterogona;Ascidiidae;Ascidiella;Ascidiella scabra</text:p>
          </table:table-cell>
          <table:table-cell/>
          <table:table-cell office:value-type="float" office:value="103719" calcext:value-type="float">
            <text:p>103719</text:p>
          </table:table-cell>
          <table:table-cell table:number-columns-repeated="7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Otu459b53d51ad3192862d9e07b328d8ba027c7ec0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Chordata;Ascidiacea;Enterogona;Ascidiidae;Ascidiella;Ascidiella scabra</text:p>
          </table:table-cell>
          <table:table-cell/>
          <table:table-cell office:value-type="float" office:value="103719" calcext:value-type="float">
            <text:p>103719</text:p>
          </table:table-cell>
          <table:table-cell table:number-columns-repeated="7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Otu459b53d51ad3192862d9e07b328d8ba027c7ec0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Chordata;Ascidiacea;Enterogona;Ascidiidae;Ascidiella;Ascidiella scabra</text:p>
          </table:table-cell>
          <table:table-cell/>
          <table:table-cell office:value-type="float" office:value="103719" calcext:value-type="float">
            <text:p>103719</text:p>
          </table:table-cell>
          <table:table-cell table:number-columns-repeated="7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Otu459b53d51ad3192862d9e07b328d8ba027c7ec0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Chordata;Ascidiacea;Enterogona;Ascidiidae;Ascidiella;Ascidiella scabra</text:p>
          </table:table-cell>
          <table:table-cell/>
          <table:table-cell office:value-type="float" office:value="103719" calcext:value-type="float">
            <text:p>103719</text:p>
          </table:table-cell>
          <table:table-cell table:number-columns-repeated="7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Otu459b53d51ad3192862d9e07b328d8ba027c7ec0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Chordata;Ascidiacea;Enterogona;Ascidiidae;Ascidiella;Ascidiella scabra</text:p>
          </table:table-cell>
          <table:table-cell/>
          <table:table-cell office:value-type="float" office:value="103719" calcext:value-type="float">
            <text:p>103719</text:p>
          </table:table-cell>
          <table:table-cell table:number-columns-repeated="7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Otu459b53d51ad3192862d9e07b328d8ba027c7ec0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Chordata;Ascidiacea;Enterogona;Ascidiidae;Ascidiella;Ascidiella scabra</text:p>
          </table:table-cell>
          <table:table-cell/>
          <table:table-cell office:value-type="float" office:value="103719" calcext:value-type="float">
            <text:p>103719</text:p>
          </table:table-cell>
          <table:table-cell table:number-columns-repeated="7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Otu459b53d51ad3192862d9e07b328d8ba027c7ec0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Chordata;Ascidiacea;Enterogona;Ascidiidae;Ascidiella;Ascidiella scabra</text:p>
          </table:table-cell>
          <table:table-cell/>
          <table:table-cell office:value-type="float" office:value="103719" calcext:value-type="float">
            <text:p>103719</text:p>
          </table:table-cell>
          <table:table-cell table:number-columns-repeated="7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Otu459b53d51ad3192862d9e07b328d8ba027c7ec0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Chordata;Ascidiacea;Enterogona;Ascidiidae;Ascidiella;Ascidiella scabra</text:p>
          </table:table-cell>
          <table:table-cell/>
          <table:table-cell office:value-type="float" office:value="103719" calcext:value-type="float">
            <text:p>103719</text:p>
          </table:table-cell>
          <table:table-cell table:number-columns-repeated="7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Otu459b53d51ad3192862d9e07b328d8ba027c7ec0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Chordata;Ascidiacea;Enterogona;Ascidiidae;Ascidiella;Ascidiella scabra</text:p>
          </table:table-cell>
          <table:table-cell/>
          <table:table-cell office:value-type="float" office:value="103719" calcext:value-type="float">
            <text:p>103719</text:p>
          </table:table-cell>
          <table:table-cell table:number-columns-repeated="7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Otu459b53d51ad3192862d9e07b328d8ba027c7ec0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Chordata;Ascidiacea;Enterogona;Ascidiidae;Ascidiella;Ascidiella scabra</text:p>
          </table:table-cell>
          <table:table-cell/>
          <table:table-cell office:value-type="float" office:value="103719" calcext:value-type="float">
            <text:p>103719</text:p>
          </table:table-cell>
          <table:table-cell table:number-columns-repeated="7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Otu459b53d51ad3192862d9e07b328d8ba027c7ec0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Chordata;Ascidiacea;Enterogona;Ascidiidae;Ascidiella;Ascidiella scabra</text:p>
          </table:table-cell>
          <table:table-cell/>
          <table:table-cell office:value-type="float" office:value="103719" calcext:value-type="float">
            <text:p>103719</text:p>
          </table:table-cell>
          <table:table-cell table:number-columns-repeated="7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Otu459b53d51ad3192862d9e07b328d8ba027c7ec0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Chordata;Ascidiacea;Enterogona;Ascidiidae;Ascidiella;Ascidiella scabra</text:p>
          </table:table-cell>
          <table:table-cell/>
          <table:table-cell office:value-type="float" office:value="103719" calcext:value-type="float">
            <text:p>103719</text:p>
          </table:table-cell>
          <table:table-cell table:number-columns-repeated="7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Otu459b53d51ad3192862d9e07b328d8ba027c7ec0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Chordata;Ascidiacea;Enterogona;Ascidiidae;Ascidiella;Ascidiella scabra</text:p>
          </table:table-cell>
          <table:table-cell/>
          <table:table-cell office:value-type="float" office:value="103719" calcext:value-type="float">
            <text:p>103719</text:p>
          </table:table-cell>
          <table:table-cell table:number-columns-repeated="7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Otu60df0998164a1c30228a9ff512deb5199e75555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Chordata;Ascidiacea;Enterogona;Ascidiidae;Ascidiella;Ascidiella scabra</text:p>
          </table:table-cell>
          <table:table-cell/>
          <table:table-cell office:value-type="float" office:value="103719" calcext:value-type="float">
            <text:p>103719</text:p>
          </table:table-cell>
          <table:table-cell table:number-columns-repeated="7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Otu60df0998164a1c30228a9ff512deb5199e75555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Chordata;Ascidiacea;Enterogona;Ascidiidae;Ascidiella;Ascidiella scabra</text:p>
          </table:table-cell>
          <table:table-cell/>
          <table:table-cell office:value-type="float" office:value="103719" calcext:value-type="float">
            <text:p>103719</text:p>
          </table:table-cell>
          <table:table-cell table:number-columns-repeated="7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Otu60df0998164a1c30228a9ff512deb5199e75555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Chordata;Ascidiacea;Enterogona;Ascidiidae;Ascidiella;Ascidiella scabra</text:p>
          </table:table-cell>
          <table:table-cell/>
          <table:table-cell office:value-type="float" office:value="103719" calcext:value-type="float">
            <text:p>103719</text:p>
          </table:table-cell>
          <table:table-cell table:number-columns-repeated="7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Otu60df0998164a1c30228a9ff512deb5199e75555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Chordata;Ascidiacea;Enterogona;Ascidiidae;Ascidiella;Ascidiella scabra</text:p>
          </table:table-cell>
          <table:table-cell/>
          <table:table-cell office:value-type="float" office:value="103719" calcext:value-type="float">
            <text:p>103719</text:p>
          </table:table-cell>
          <table:table-cell table:number-columns-repeated="7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Otu60df0998164a1c30228a9ff512deb5199e75555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Chordata;Ascidiacea;Enterogona;Ascidiidae;Ascidiella;Ascidiella scabra</text:p>
          </table:table-cell>
          <table:table-cell/>
          <table:table-cell office:value-type="float" office:value="103719" calcext:value-type="float">
            <text:p>103719</text:p>
          </table:table-cell>
          <table:table-cell table:number-columns-repeated="7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Otu60df0998164a1c30228a9ff512deb5199e75555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Chordata;Ascidiacea;Enterogona;Ascidiidae;Ascidiella;Ascidiella scabra</text:p>
          </table:table-cell>
          <table:table-cell/>
          <table:table-cell office:value-type="float" office:value="103719" calcext:value-type="float">
            <text:p>103719</text:p>
          </table:table-cell>
          <table:table-cell table:number-columns-repeated="7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Otu60df0998164a1c30228a9ff512deb5199e75555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Chordata;Ascidiacea;Enterogona;Ascidiidae;Ascidiella;Ascidiella scabra</text:p>
          </table:table-cell>
          <table:table-cell/>
          <table:table-cell office:value-type="float" office:value="103719" calcext:value-type="float">
            <text:p>103719</text:p>
          </table:table-cell>
          <table:table-cell table:number-columns-repeated="7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Otu60df0998164a1c30228a9ff512deb5199e75555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Chordata;Ascidiacea;Enterogona;Ascidiidae;Ascidiella;Ascidiella scabra</text:p>
          </table:table-cell>
          <table:table-cell/>
          <table:table-cell office:value-type="float" office:value="103719" calcext:value-type="float">
            <text:p>103719</text:p>
          </table:table-cell>
          <table:table-cell table:number-columns-repeated="7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Otu60df0998164a1c30228a9ff512deb5199e75555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Chordata;Ascidiacea;Enterogona;Ascidiidae;Ascidiella;Ascidiella scabra</text:p>
          </table:table-cell>
          <table:table-cell/>
          <table:table-cell office:value-type="float" office:value="103719" calcext:value-type="float">
            <text:p>103719</text:p>
          </table:table-cell>
          <table:table-cell table:number-columns-repeated="7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Otu60df0998164a1c30228a9ff512deb5199e75555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Chordata;Ascidiacea;Enterogona;Ascidiidae;Ascidiella;Ascidiella scabra</text:p>
          </table:table-cell>
          <table:table-cell/>
          <table:table-cell office:value-type="float" office:value="103719" calcext:value-type="float">
            <text:p>103719</text:p>
          </table:table-cell>
          <table:table-cell table:number-columns-repeated="7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Otu60df0998164a1c30228a9ff512deb5199e75555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Chordata;Ascidiacea;Enterogona;Ascidiidae;Ascidiella;Ascidiella scabra</text:p>
          </table:table-cell>
          <table:table-cell/>
          <table:table-cell office:value-type="float" office:value="103719" calcext:value-type="float">
            <text:p>103719</text:p>
          </table:table-cell>
          <table:table-cell table:number-columns-repeated="7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Otu60df0998164a1c30228a9ff512deb5199e75555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Chordata;Ascidiacea;Enterogona;Ascidiidae;Ascidiella;Ascidiella scabra</text:p>
          </table:table-cell>
          <table:table-cell/>
          <table:table-cell office:value-type="float" office:value="103719" calcext:value-type="float">
            <text:p>103719</text:p>
          </table:table-cell>
          <table:table-cell table:number-columns-repeated="7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Otu60df0998164a1c30228a9ff512deb5199e75555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Chordata;Ascidiacea;Enterogona;Ascidiidae;Ascidiella;Ascidiella scabra</text:p>
          </table:table-cell>
          <table:table-cell/>
          <table:table-cell office:value-type="float" office:value="103719" calcext:value-type="float">
            <text:p>103719</text:p>
          </table:table-cell>
          <table:table-cell table:number-columns-repeated="7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Otu60df0998164a1c30228a9ff512deb5199e75555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Chordata;Ascidiacea;Enterogona;Ascidiidae;Ascidiella;Ascidiella scabra</text:p>
          </table:table-cell>
          <table:table-cell/>
          <table:table-cell office:value-type="float" office:value="103719" calcext:value-type="float">
            <text:p>103719</text:p>
          </table:table-cell>
          <table:table-cell table:number-columns-repeated="7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Otu60df0998164a1c30228a9ff512deb5199e75555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Chordata;Ascidiacea;Enterogona;Ascidiidae;Ascidiella;Ascidiella scabra</text:p>
          </table:table-cell>
          <table:table-cell/>
          <table:table-cell office:value-type="float" office:value="103719" calcext:value-type="float">
            <text:p>103719</text:p>
          </table:table-cell>
          <table:table-cell table:number-columns-repeated="7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Otu60df0998164a1c30228a9ff512deb5199e75555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Chordata;Ascidiacea;Enterogona;Ascidiidae;Ascidiella;Ascidiella scabra</text:p>
          </table:table-cell>
          <table:table-cell/>
          <table:table-cell office:value-type="float" office:value="103719" calcext:value-type="float">
            <text:p>103719</text:p>
          </table:table-cell>
          <table:table-cell table:number-columns-repeated="7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Otu60df0998164a1c30228a9ff512deb5199e75555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Chordata;Ascidiacea;Enterogona;Ascidiidae;Ascidiella;Ascidiella scabra</text:p>
          </table:table-cell>
          <table:table-cell/>
          <table:table-cell office:value-type="float" office:value="103719" calcext:value-type="float">
            <text:p>103719</text:p>
          </table:table-cell>
          <table:table-cell table:number-columns-repeated="7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Otu60df0998164a1c30228a9ff512deb5199e75555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Chordata;Ascidiacea;Enterogona;Ascidiidae;Ascidiella;Ascidiella scabra</text:p>
          </table:table-cell>
          <table:table-cell/>
          <table:table-cell office:value-type="float" office:value="103719" calcext:value-type="float">
            <text:p>103719</text:p>
          </table:table-cell>
          <table:table-cell table:number-columns-repeated="7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Otu60df0998164a1c30228a9ff512deb5199e75555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Chordata;Ascidiacea;Enterogona;Ascidiidae;Ascidiella;Ascidiella scabra</text:p>
          </table:table-cell>
          <table:table-cell/>
          <table:table-cell office:value-type="float" office:value="103719" calcext:value-type="float">
            <text:p>103719</text:p>
          </table:table-cell>
          <table:table-cell table:number-columns-repeated="7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Otu60df0998164a1c30228a9ff512deb5199e75555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Chordata;Ascidiacea;Enterogona;Ascidiidae;Ascidiella;Ascidiella scabra</text:p>
          </table:table-cell>
          <table:table-cell/>
          <table:table-cell office:value-type="float" office:value="103719" calcext:value-type="float">
            <text:p>103719</text:p>
          </table:table-cell>
          <table:table-cell table:number-columns-repeated="7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Otu60df0998164a1c30228a9ff512deb5199e75555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Chordata;Ascidiacea;Enterogona;Ascidiidae;Ascidiella;Ascidiella scabra</text:p>
          </table:table-cell>
          <table:table-cell/>
          <table:table-cell office:value-type="float" office:value="103719" calcext:value-type="float">
            <text:p>103719</text:p>
          </table:table-cell>
          <table:table-cell table:number-columns-repeated="7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Otu60df0998164a1c30228a9ff512deb5199e75555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Chordata;Ascidiacea;Enterogona;Ascidiidae;Ascidiella;Ascidiella scabra</text:p>
          </table:table-cell>
          <table:table-cell/>
          <table:table-cell office:value-type="float" office:value="103719" calcext:value-type="float">
            <text:p>103719</text:p>
          </table:table-cell>
          <table:table-cell table:number-columns-repeated="7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Otu60df0998164a1c30228a9ff512deb5199e75555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Chordata;Ascidiacea;Enterogona;Ascidiidae;Ascidiella;Ascidiella scabra</text:p>
          </table:table-cell>
          <table:table-cell/>
          <table:table-cell office:value-type="float" office:value="103719" calcext:value-type="float">
            <text:p>103719</text:p>
          </table:table-cell>
          <table:table-cell table:number-columns-repeated="7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Otu60df0998164a1c30228a9ff512deb5199e75555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Chordata;Ascidiacea;Enterogona;Ascidiidae;Ascidiella;Ascidiella scabra</text:p>
          </table:table-cell>
          <table:table-cell/>
          <table:table-cell office:value-type="float" office:value="103719" calcext:value-type="float">
            <text:p>103719</text:p>
          </table:table-cell>
          <table:table-cell table:number-columns-repeated="7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Otu60df0998164a1c30228a9ff512deb5199e75555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Chordata;Ascidiacea;Enterogona;Ascidiidae;Ascidiella;Ascidiella scabra</text:p>
          </table:table-cell>
          <table:table-cell/>
          <table:table-cell office:value-type="float" office:value="103719" calcext:value-type="float">
            <text:p>103719</text:p>
          </table:table-cell>
          <table:table-cell table:number-columns-repeated="7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Otu60df0998164a1c30228a9ff512deb5199e75555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Chordata;Ascidiacea;Enterogona;Ascidiidae;Ascidiella;Ascidiella scabra</text:p>
          </table:table-cell>
          <table:table-cell/>
          <table:table-cell office:value-type="float" office:value="103719" calcext:value-type="float">
            <text:p>103719</text:p>
          </table:table-cell>
          <table:table-cell table:number-columns-repeated="7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Otu60df0998164a1c30228a9ff512deb5199e75555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Chordata;Ascidiacea;Enterogona;Ascidiidae;Ascidiella;Ascidiella scabra</text:p>
          </table:table-cell>
          <table:table-cell/>
          <table:table-cell office:value-type="float" office:value="103719" calcext:value-type="float">
            <text:p>103719</text:p>
          </table:table-cell>
          <table:table-cell table:number-columns-repeated="7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Otu60df0998164a1c30228a9ff512deb5199e75555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Chordata;Ascidiacea;Enterogona;Ascidiidae;Ascidiella;Ascidiella scabra</text:p>
          </table:table-cell>
          <table:table-cell/>
          <table:table-cell office:value-type="float" office:value="103719" calcext:value-type="float">
            <text:p>103719</text:p>
          </table:table-cell>
          <table:table-cell table:number-columns-repeated="7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Otu60df0998164a1c30228a9ff512deb5199e75555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Chordata;Ascidiacea;Enterogona;Ascidiidae;Ascidiella;Ascidiella scabra</text:p>
          </table:table-cell>
          <table:table-cell/>
          <table:table-cell office:value-type="float" office:value="103719" calcext:value-type="float">
            <text:p>103719</text:p>
          </table:table-cell>
          <table:table-cell table:number-columns-repeated="7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Otu60df0998164a1c30228a9ff512deb5199e75555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Chordata;Ascidiacea;Enterogona;Ascidiidae;Ascidiella;Ascidiella scabra</text:p>
          </table:table-cell>
          <table:table-cell/>
          <table:table-cell office:value-type="float" office:value="103719" calcext:value-type="float">
            <text:p>103719</text:p>
          </table:table-cell>
          <table:table-cell table:number-columns-repeated="7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Otu60df0998164a1c30228a9ff512deb5199e75555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Chordata;Ascidiacea;Enterogona;Ascidiidae;Ascidiella;Ascidiella scabra</text:p>
          </table:table-cell>
          <table:table-cell/>
          <table:table-cell office:value-type="float" office:value="103719" calcext:value-type="float">
            <text:p>103719</text:p>
          </table:table-cell>
          <table:table-cell table:number-columns-repeated="7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Otu60df0998164a1c30228a9ff512deb5199e75555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Chordata;Ascidiacea;Enterogona;Ascidiidae;Ascidiella;Ascidiella scabra</text:p>
          </table:table-cell>
          <table:table-cell/>
          <table:table-cell office:value-type="float" office:value="103719" calcext:value-type="float">
            <text:p>103719</text:p>
          </table:table-cell>
          <table:table-cell table:number-columns-repeated="7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Otu60df0998164a1c30228a9ff512deb5199e75555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Chordata;Ascidiacea;Enterogona;Ascidiidae;Ascidiella;Ascidiella scabra</text:p>
          </table:table-cell>
          <table:table-cell/>
          <table:table-cell office:value-type="float" office:value="103719" calcext:value-type="float">
            <text:p>103719</text:p>
          </table:table-cell>
          <table:table-cell table:number-columns-repeated="7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Otua32c2d3c2b51ada37df899e64958f2a99508410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Chordata;Ascidiacea;Enterogona;Ascidiidae;Ascidiella;Ascidiella scabra</text:p>
          </table:table-cell>
          <table:table-cell/>
          <table:table-cell office:value-type="float" office:value="103719" calcext:value-type="float">
            <text:p>103719</text:p>
          </table:table-cell>
          <table:table-cell table:number-columns-repeated="7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Otua32c2d3c2b51ada37df899e64958f2a99508410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Chordata;Ascidiacea;Enterogona;Ascidiidae;Ascidiella;Ascidiella scabra</text:p>
          </table:table-cell>
          <table:table-cell/>
          <table:table-cell office:value-type="float" office:value="103719" calcext:value-type="float">
            <text:p>103719</text:p>
          </table:table-cell>
          <table:table-cell table:number-columns-repeated="7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Otua32c2d3c2b51ada37df899e64958f2a99508410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Chordata;Ascidiacea;Enterogona;Ascidiidae;Ascidiella;Ascidiella scabra</text:p>
          </table:table-cell>
          <table:table-cell/>
          <table:table-cell office:value-type="float" office:value="103719" calcext:value-type="float">
            <text:p>103719</text:p>
          </table:table-cell>
          <table:table-cell table:number-columns-repeated="7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Otua32c2d3c2b51ada37df899e64958f2a99508410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Chordata;Ascidiacea;Enterogona;Ascidiidae;Ascidiella;Ascidiella scabra</text:p>
          </table:table-cell>
          <table:table-cell/>
          <table:table-cell office:value-type="float" office:value="103719" calcext:value-type="float">
            <text:p>103719</text:p>
          </table:table-cell>
          <table:table-cell table:number-columns-repeated="7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Otua32c2d3c2b51ada37df899e64958f2a99508410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Chordata;Ascidiacea;Enterogona;Ascidiidae;Ascidiella;Ascidiella scabra</text:p>
          </table:table-cell>
          <table:table-cell/>
          <table:table-cell office:value-type="float" office:value="103719" calcext:value-type="float">
            <text:p>103719</text:p>
          </table:table-cell>
          <table:table-cell table:number-columns-repeated="7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Otua32c2d3c2b51ada37df899e64958f2a99508410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Chordata;Ascidiacea;Enterogona;Ascidiidae;Ascidiella;Ascidiella scabra</text:p>
          </table:table-cell>
          <table:table-cell/>
          <table:table-cell office:value-type="float" office:value="103719" calcext:value-type="float">
            <text:p>103719</text:p>
          </table:table-cell>
          <table:table-cell table:number-columns-repeated="7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Otua32c2d3c2b51ada37df899e64958f2a99508410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Chordata;Ascidiacea;Enterogona;Ascidiidae;Ascidiella;Ascidiella scabra</text:p>
          </table:table-cell>
          <table:table-cell/>
          <table:table-cell office:value-type="float" office:value="103719" calcext:value-type="float">
            <text:p>103719</text:p>
          </table:table-cell>
          <table:table-cell table:number-columns-repeated="7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Otua32c2d3c2b51ada37df899e64958f2a99508410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Chordata;Ascidiacea;Enterogona;Ascidiidae;Ascidiella;Ascidiella scabra</text:p>
          </table:table-cell>
          <table:table-cell/>
          <table:table-cell office:value-type="float" office:value="103719" calcext:value-type="float">
            <text:p>103719</text:p>
          </table:table-cell>
          <table:table-cell table:number-columns-repeated="7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Otua32c2d3c2b51ada37df899e64958f2a99508410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Chordata;Ascidiacea;Enterogona;Ascidiidae;Ascidiella;Ascidiella scabra</text:p>
          </table:table-cell>
          <table:table-cell/>
          <table:table-cell office:value-type="float" office:value="103719" calcext:value-type="float">
            <text:p>103719</text:p>
          </table:table-cell>
          <table:table-cell table:number-columns-repeated="7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Otua32c2d3c2b51ada37df899e64958f2a99508410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Chordata;Ascidiacea;Enterogona;Ascidiidae;Ascidiella;Ascidiella scabra</text:p>
          </table:table-cell>
          <table:table-cell/>
          <table:table-cell office:value-type="float" office:value="103719" calcext:value-type="float">
            <text:p>103719</text:p>
          </table:table-cell>
          <table:table-cell table:number-columns-repeated="7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Otua32c2d3c2b51ada37df899e64958f2a99508410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Chordata;Ascidiacea;Enterogona;Ascidiidae;Ascidiella;Ascidiella scabra</text:p>
          </table:table-cell>
          <table:table-cell/>
          <table:table-cell office:value-type="float" office:value="103719" calcext:value-type="float">
            <text:p>103719</text:p>
          </table:table-cell>
          <table:table-cell table:number-columns-repeated="7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Otua32c2d3c2b51ada37df899e64958f2a99508410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Chordata;Ascidiacea;Enterogona;Ascidiidae;Ascidiella;Ascidiella scabra</text:p>
          </table:table-cell>
          <table:table-cell/>
          <table:table-cell office:value-type="float" office:value="103719" calcext:value-type="float">
            <text:p>103719</text:p>
          </table:table-cell>
          <table:table-cell table:number-columns-repeated="7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Otua32c2d3c2b51ada37df899e64958f2a99508410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Chordata;Ascidiacea;Enterogona;Ascidiidae;Ascidiella;Ascidiella scabra</text:p>
          </table:table-cell>
          <table:table-cell/>
          <table:table-cell office:value-type="float" office:value="103719" calcext:value-type="float">
            <text:p>103719</text:p>
          </table:table-cell>
          <table:table-cell table:number-columns-repeated="7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Otua32c2d3c2b51ada37df899e64958f2a99508410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Chordata;Ascidiacea;Enterogona;Ascidiidae;Ascidiella;Ascidiella scabra</text:p>
          </table:table-cell>
          <table:table-cell/>
          <table:table-cell office:value-type="float" office:value="103719" calcext:value-type="float">
            <text:p>103719</text:p>
          </table:table-cell>
          <table:table-cell table:number-columns-repeated="7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Otua32c2d3c2b51ada37df899e64958f2a99508410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Chordata;Ascidiacea;Enterogona;Ascidiidae;Ascidiella;Ascidiella scabra</text:p>
          </table:table-cell>
          <table:table-cell/>
          <table:table-cell office:value-type="float" office:value="103719" calcext:value-type="float">
            <text:p>103719</text:p>
          </table:table-cell>
          <table:table-cell table:number-columns-repeated="7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Otua32c2d3c2b51ada37df899e64958f2a99508410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Chordata;Ascidiacea;Enterogona;Ascidiidae;Ascidiella;Ascidiella scabra</text:p>
          </table:table-cell>
          <table:table-cell/>
          <table:table-cell office:value-type="float" office:value="103719" calcext:value-type="float">
            <text:p>103719</text:p>
          </table:table-cell>
          <table:table-cell table:number-columns-repeated="7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Otua32c2d3c2b51ada37df899e64958f2a99508410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Chordata;Ascidiacea;Enterogona;Ascidiidae;Ascidiella;Ascidiella scabra</text:p>
          </table:table-cell>
          <table:table-cell/>
          <table:table-cell office:value-type="float" office:value="103719" calcext:value-type="float">
            <text:p>103719</text:p>
          </table:table-cell>
          <table:table-cell table:number-columns-repeated="7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Otua32c2d3c2b51ada37df899e64958f2a99508410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Chordata;Ascidiacea;Enterogona;Ascidiidae;Ascidiella;Ascidiella scabra</text:p>
          </table:table-cell>
          <table:table-cell/>
          <table:table-cell office:value-type="float" office:value="103719" calcext:value-type="float">
            <text:p>103719</text:p>
          </table:table-cell>
          <table:table-cell table:number-columns-repeated="7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Otua32c2d3c2b51ada37df899e64958f2a99508410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Chordata;Ascidiacea;Enterogona;Ascidiidae;Ascidiella;Ascidiella scabra</text:p>
          </table:table-cell>
          <table:table-cell/>
          <table:table-cell office:value-type="float" office:value="103719" calcext:value-type="float">
            <text:p>103719</text:p>
          </table:table-cell>
          <table:table-cell table:number-columns-repeated="7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Otua32c2d3c2b51ada37df899e64958f2a99508410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Chordata;Ascidiacea;Enterogona;Ascidiidae;Ascidiella;Ascidiella scabra</text:p>
          </table:table-cell>
          <table:table-cell/>
          <table:table-cell office:value-type="float" office:value="103719" calcext:value-type="float">
            <text:p>103719</text:p>
          </table:table-cell>
          <table:table-cell table:number-columns-repeated="7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Otua32c2d3c2b51ada37df899e64958f2a99508410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Chordata;Ascidiacea;Enterogona;Ascidiidae;Ascidiella;Ascidiella scabra</text:p>
          </table:table-cell>
          <table:table-cell/>
          <table:table-cell office:value-type="float" office:value="103719" calcext:value-type="float">
            <text:p>103719</text:p>
          </table:table-cell>
          <table:table-cell table:number-columns-repeated="7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Otua32c2d3c2b51ada37df899e64958f2a99508410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Chordata;Ascidiacea;Enterogona;Ascidiidae;Ascidiella;Ascidiella scabra</text:p>
          </table:table-cell>
          <table:table-cell/>
          <table:table-cell office:value-type="float" office:value="103719" calcext:value-type="float">
            <text:p>103719</text:p>
          </table:table-cell>
          <table:table-cell table:number-columns-repeated="7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Otua32c2d3c2b51ada37df899e64958f2a99508410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Chordata;Ascidiacea;Enterogona;Ascidiidae;Ascidiella;Ascidiella scabra</text:p>
          </table:table-cell>
          <table:table-cell/>
          <table:table-cell office:value-type="float" office:value="103719" calcext:value-type="float">
            <text:p>103719</text:p>
          </table:table-cell>
          <table:table-cell table:number-columns-repeated="7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Otua32c2d3c2b51ada37df899e64958f2a99508410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Chordata;Ascidiacea;Enterogona;Ascidiidae;Ascidiella;Ascidiella scabra</text:p>
          </table:table-cell>
          <table:table-cell/>
          <table:table-cell office:value-type="float" office:value="103719" calcext:value-type="float">
            <text:p>103719</text:p>
          </table:table-cell>
          <table:table-cell table:number-columns-repeated="7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Otua32c2d3c2b51ada37df899e64958f2a99508410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Chordata;Ascidiacea;Enterogona;Ascidiidae;Ascidiella;Ascidiella scabra</text:p>
          </table:table-cell>
          <table:table-cell/>
          <table:table-cell office:value-type="float" office:value="103719" calcext:value-type="float">
            <text:p>103719</text:p>
          </table:table-cell>
          <table:table-cell table:number-columns-repeated="7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Otua32c2d3c2b51ada37df899e64958f2a99508410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Chordata;Ascidiacea;Enterogona;Ascidiidae;Ascidiella;Ascidiella scabra</text:p>
          </table:table-cell>
          <table:table-cell/>
          <table:table-cell office:value-type="float" office:value="103719" calcext:value-type="float">
            <text:p>103719</text:p>
          </table:table-cell>
          <table:table-cell table:number-columns-repeated="7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Otua32c2d3c2b51ada37df899e64958f2a99508410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Chordata;Ascidiacea;Enterogona;Ascidiidae;Ascidiella;Ascidiella scabra</text:p>
          </table:table-cell>
          <table:table-cell/>
          <table:table-cell office:value-type="float" office:value="103719" calcext:value-type="float">
            <text:p>103719</text:p>
          </table:table-cell>
          <table:table-cell table:number-columns-repeated="7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Otua32c2d3c2b51ada37df899e64958f2a99508410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Chordata;Ascidiacea;Enterogona;Ascidiidae;Ascidiella;Ascidiella scabra</text:p>
          </table:table-cell>
          <table:table-cell/>
          <table:table-cell office:value-type="float" office:value="103719" calcext:value-type="float">
            <text:p>103719</text:p>
          </table:table-cell>
          <table:table-cell table:number-columns-repeated="7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Otua32c2d3c2b51ada37df899e64958f2a99508410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Chordata;Ascidiacea;Enterogona;Ascidiidae;Ascidiella;Ascidiella scabra</text:p>
          </table:table-cell>
          <table:table-cell/>
          <table:table-cell office:value-type="float" office:value="103719" calcext:value-type="float">
            <text:p>103719</text:p>
          </table:table-cell>
          <table:table-cell table:number-columns-repeated="7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Otua32c2d3c2b51ada37df899e64958f2a99508410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Chordata;Ascidiacea;Enterogona;Ascidiidae;Ascidiella;Ascidiella scabra</text:p>
          </table:table-cell>
          <table:table-cell/>
          <table:table-cell office:value-type="float" office:value="103719" calcext:value-type="float">
            <text:p>103719</text:p>
          </table:table-cell>
          <table:table-cell table:number-columns-repeated="7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Otua32c2d3c2b51ada37df899e64958f2a99508410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Chordata;Ascidiacea;Enterogona;Ascidiidae;Ascidiella;Ascidiella scabra</text:p>
          </table:table-cell>
          <table:table-cell/>
          <table:table-cell office:value-type="float" office:value="103719" calcext:value-type="float">
            <text:p>103719</text:p>
          </table:table-cell>
          <table:table-cell table:number-columns-repeated="7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Otua32c2d3c2b51ada37df899e64958f2a99508410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Chordata;Ascidiacea;Enterogona;Ascidiidae;Ascidiella;Ascidiella scabra</text:p>
          </table:table-cell>
          <table:table-cell/>
          <table:table-cell office:value-type="float" office:value="103719" calcext:value-type="float">
            <text:p>103719</text:p>
          </table:table-cell>
          <table:table-cell table:number-columns-repeated="7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Otua32c2d3c2b51ada37df899e64958f2a99508410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Chordata;Ascidiacea;Enterogona;Ascidiidae;Ascidiella;Ascidiella scabra</text:p>
          </table:table-cell>
          <table:table-cell/>
          <table:table-cell office:value-type="float" office:value="103719" calcext:value-type="float">
            <text:p>103719</text:p>
          </table:table-cell>
          <table:table-cell table:number-columns-repeated="7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Otud17da42f76f1199d358d2c6f56a20a41e941596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Chordata;Ascidiacea;Enterogona;Ascidiidae;Ascidiella;Ascidiella scabra</text:p>
          </table:table-cell>
          <table:table-cell/>
          <table:table-cell office:value-type="float" office:value="103719" calcext:value-type="float">
            <text:p>103719</text:p>
          </table:table-cell>
          <table:table-cell table:number-columns-repeated="7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Otud17da42f76f1199d358d2c6f56a20a41e941596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Chordata;Ascidiacea;Enterogona;Ascidiidae;Ascidiella;Ascidiella scabra</text:p>
          </table:table-cell>
          <table:table-cell/>
          <table:table-cell office:value-type="float" office:value="103719" calcext:value-type="float">
            <text:p>103719</text:p>
          </table:table-cell>
          <table:table-cell table:number-columns-repeated="7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Otud17da42f76f1199d358d2c6f56a20a41e941596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Chordata;Ascidiacea;Enterogona;Ascidiidae;Ascidiella;Ascidiella scabra</text:p>
          </table:table-cell>
          <table:table-cell/>
          <table:table-cell office:value-type="float" office:value="103719" calcext:value-type="float">
            <text:p>103719</text:p>
          </table:table-cell>
          <table:table-cell table:number-columns-repeated="7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Otud17da42f76f1199d358d2c6f56a20a41e941596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Chordata;Ascidiacea;Enterogona;Ascidiidae;Ascidiella;Ascidiella scabra</text:p>
          </table:table-cell>
          <table:table-cell/>
          <table:table-cell office:value-type="float" office:value="103719" calcext:value-type="float">
            <text:p>103719</text:p>
          </table:table-cell>
          <table:table-cell table:number-columns-repeated="7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Otud17da42f76f1199d358d2c6f56a20a41e941596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Chordata;Ascidiacea;Enterogona;Ascidiidae;Ascidiella;Ascidiella scabra</text:p>
          </table:table-cell>
          <table:table-cell/>
          <table:table-cell office:value-type="float" office:value="103719" calcext:value-type="float">
            <text:p>103719</text:p>
          </table:table-cell>
          <table:table-cell table:number-columns-repeated="7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Otud17da42f76f1199d358d2c6f56a20a41e941596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Chordata;Ascidiacea;Enterogona;Ascidiidae;Ascidiella;Ascidiella scabra</text:p>
          </table:table-cell>
          <table:table-cell/>
          <table:table-cell office:value-type="float" office:value="103719" calcext:value-type="float">
            <text:p>103719</text:p>
          </table:table-cell>
          <table:table-cell table:number-columns-repeated="7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Otud17da42f76f1199d358d2c6f56a20a41e941596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Chordata;Ascidiacea;Enterogona;Ascidiidae;Ascidiella;Ascidiella scabra</text:p>
          </table:table-cell>
          <table:table-cell/>
          <table:table-cell office:value-type="float" office:value="103719" calcext:value-type="float">
            <text:p>103719</text:p>
          </table:table-cell>
          <table:table-cell table:number-columns-repeated="7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Otud17da42f76f1199d358d2c6f56a20a41e941596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Chordata;Ascidiacea;Enterogona;Ascidiidae;Ascidiella;Ascidiella scabra</text:p>
          </table:table-cell>
          <table:table-cell/>
          <table:table-cell office:value-type="float" office:value="103719" calcext:value-type="float">
            <text:p>103719</text:p>
          </table:table-cell>
          <table:table-cell table:number-columns-repeated="7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Otud17da42f76f1199d358d2c6f56a20a41e941596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Chordata;Ascidiacea;Enterogona;Ascidiidae;Ascidiella;Ascidiella scabra</text:p>
          </table:table-cell>
          <table:table-cell/>
          <table:table-cell office:value-type="float" office:value="103719" calcext:value-type="float">
            <text:p>103719</text:p>
          </table:table-cell>
          <table:table-cell table:number-columns-repeated="7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Otud17da42f76f1199d358d2c6f56a20a41e941596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Chordata;Ascidiacea;Enterogona;Ascidiidae;Ascidiella;Ascidiella scabra</text:p>
          </table:table-cell>
          <table:table-cell/>
          <table:table-cell office:value-type="float" office:value="103719" calcext:value-type="float">
            <text:p>103719</text:p>
          </table:table-cell>
          <table:table-cell table:number-columns-repeated="7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Otud17da42f76f1199d358d2c6f56a20a41e941596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Chordata;Ascidiacea;Enterogona;Ascidiidae;Ascidiella;Ascidiella scabra</text:p>
          </table:table-cell>
          <table:table-cell/>
          <table:table-cell office:value-type="float" office:value="103719" calcext:value-type="float">
            <text:p>103719</text:p>
          </table:table-cell>
          <table:table-cell table:number-columns-repeated="7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Otud17da42f76f1199d358d2c6f56a20a41e941596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Chordata;Ascidiacea;Enterogona;Ascidiidae;Ascidiella;Ascidiella scabra</text:p>
          </table:table-cell>
          <table:table-cell/>
          <table:table-cell office:value-type="float" office:value="103719" calcext:value-type="float">
            <text:p>103719</text:p>
          </table:table-cell>
          <table:table-cell table:number-columns-repeated="7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Otud17da42f76f1199d358d2c6f56a20a41e941596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Chordata;Ascidiacea;Enterogona;Ascidiidae;Ascidiella;Ascidiella scabra</text:p>
          </table:table-cell>
          <table:table-cell/>
          <table:table-cell office:value-type="float" office:value="103719" calcext:value-type="float">
            <text:p>103719</text:p>
          </table:table-cell>
          <table:table-cell table:number-columns-repeated="7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Otud17da42f76f1199d358d2c6f56a20a41e941596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Chordata;Ascidiacea;Enterogona;Ascidiidae;Ascidiella;Ascidiella scabra</text:p>
          </table:table-cell>
          <table:table-cell/>
          <table:table-cell office:value-type="float" office:value="103719" calcext:value-type="float">
            <text:p>103719</text:p>
          </table:table-cell>
          <table:table-cell table:number-columns-repeated="7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Otud17da42f76f1199d358d2c6f56a20a41e941596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Chordata;Ascidiacea;Enterogona;Ascidiidae;Ascidiella;Ascidiella scabra</text:p>
          </table:table-cell>
          <table:table-cell/>
          <table:table-cell office:value-type="float" office:value="103719" calcext:value-type="float">
            <text:p>103719</text:p>
          </table:table-cell>
          <table:table-cell table:number-columns-repeated="7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Otud17da42f76f1199d358d2c6f56a20a41e941596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Chordata;Ascidiacea;Enterogona;Ascidiidae;Ascidiella;Ascidiella scabra</text:p>
          </table:table-cell>
          <table:table-cell/>
          <table:table-cell office:value-type="float" office:value="103719" calcext:value-type="float">
            <text:p>103719</text:p>
          </table:table-cell>
          <table:table-cell table:number-columns-repeated="7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Otud17da42f76f1199d358d2c6f56a20a41e941596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Chordata;Ascidiacea;Enterogona;Ascidiidae;Ascidiella;Ascidiella scabra</text:p>
          </table:table-cell>
          <table:table-cell/>
          <table:table-cell office:value-type="float" office:value="103719" calcext:value-type="float">
            <text:p>103719</text:p>
          </table:table-cell>
          <table:table-cell table:number-columns-repeated="7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Otud17da42f76f1199d358d2c6f56a20a41e941596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Chordata;Ascidiacea;Enterogona;Ascidiidae;Ascidiella;Ascidiella scabra</text:p>
          </table:table-cell>
          <table:table-cell/>
          <table:table-cell office:value-type="float" office:value="103719" calcext:value-type="float">
            <text:p>103719</text:p>
          </table:table-cell>
          <table:table-cell table:number-columns-repeated="7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Otud17da42f76f1199d358d2c6f56a20a41e941596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Chordata;Ascidiacea;Enterogona;Ascidiidae;Ascidiella;Ascidiella scabra</text:p>
          </table:table-cell>
          <table:table-cell/>
          <table:table-cell office:value-type="float" office:value="103719" calcext:value-type="float">
            <text:p>103719</text:p>
          </table:table-cell>
          <table:table-cell table:number-columns-repeated="7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Otud17da42f76f1199d358d2c6f56a20a41e941596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Chordata;Ascidiacea;Enterogona;Ascidiidae;Ascidiella;Ascidiella scabra</text:p>
          </table:table-cell>
          <table:table-cell/>
          <table:table-cell office:value-type="float" office:value="103719" calcext:value-type="float">
            <text:p>103719</text:p>
          </table:table-cell>
          <table:table-cell table:number-columns-repeated="7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Otud17da42f76f1199d358d2c6f56a20a41e941596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Chordata;Ascidiacea;Enterogona;Ascidiidae;Ascidiella;Ascidiella scabra</text:p>
          </table:table-cell>
          <table:table-cell/>
          <table:table-cell office:value-type="float" office:value="103719" calcext:value-type="float">
            <text:p>103719</text:p>
          </table:table-cell>
          <table:table-cell table:number-columns-repeated="7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Otud17da42f76f1199d358d2c6f56a20a41e941596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Chordata;Ascidiacea;Enterogona;Ascidiidae;Ascidiella;Ascidiella scabra</text:p>
          </table:table-cell>
          <table:table-cell/>
          <table:table-cell office:value-type="float" office:value="103719" calcext:value-type="float">
            <text:p>103719</text:p>
          </table:table-cell>
          <table:table-cell table:number-columns-repeated="7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Otud17da42f76f1199d358d2c6f56a20a41e941596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Chordata;Ascidiacea;Enterogona;Ascidiidae;Ascidiella;Ascidiella scabra</text:p>
          </table:table-cell>
          <table:table-cell/>
          <table:table-cell office:value-type="float" office:value="103719" calcext:value-type="float">
            <text:p>103719</text:p>
          </table:table-cell>
          <table:table-cell table:number-columns-repeated="7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Otud17da42f76f1199d358d2c6f56a20a41e941596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Chordata;Ascidiacea;Enterogona;Ascidiidae;Ascidiella;Ascidiella scabra</text:p>
          </table:table-cell>
          <table:table-cell/>
          <table:table-cell office:value-type="float" office:value="103719" calcext:value-type="float">
            <text:p>103719</text:p>
          </table:table-cell>
          <table:table-cell table:number-columns-repeated="7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Otud17da42f76f1199d358d2c6f56a20a41e941596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Chordata;Ascidiacea;Enterogona;Ascidiidae;Ascidiella;Ascidiella scabra</text:p>
          </table:table-cell>
          <table:table-cell/>
          <table:table-cell office:value-type="float" office:value="103719" calcext:value-type="float">
            <text:p>103719</text:p>
          </table:table-cell>
          <table:table-cell table:number-columns-repeated="7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Otud17da42f76f1199d358d2c6f56a20a41e941596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Chordata;Ascidiacea;Enterogona;Ascidiidae;Ascidiella;Ascidiella scabra</text:p>
          </table:table-cell>
          <table:table-cell/>
          <table:table-cell office:value-type="float" office:value="103719" calcext:value-type="float">
            <text:p>103719</text:p>
          </table:table-cell>
          <table:table-cell table:number-columns-repeated="7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Otud17da42f76f1199d358d2c6f56a20a41e941596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Chordata;Ascidiacea;Enterogona;Ascidiidae;Ascidiella;Ascidiella scabra</text:p>
          </table:table-cell>
          <table:table-cell/>
          <table:table-cell office:value-type="float" office:value="103719" calcext:value-type="float">
            <text:p>103719</text:p>
          </table:table-cell>
          <table:table-cell table:number-columns-repeated="7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Otud17da42f76f1199d358d2c6f56a20a41e941596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Chordata;Ascidiacea;Enterogona;Ascidiidae;Ascidiella;Ascidiella scabra</text:p>
          </table:table-cell>
          <table:table-cell/>
          <table:table-cell office:value-type="float" office:value="103719" calcext:value-type="float">
            <text:p>103719</text:p>
          </table:table-cell>
          <table:table-cell table:number-columns-repeated="7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Otud17da42f76f1199d358d2c6f56a20a41e941596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Chordata;Ascidiacea;Enterogona;Ascidiidae;Ascidiella;Ascidiella scabra</text:p>
          </table:table-cell>
          <table:table-cell/>
          <table:table-cell office:value-type="float" office:value="103719" calcext:value-type="float">
            <text:p>103719</text:p>
          </table:table-cell>
          <table:table-cell table:number-columns-repeated="7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Otud17da42f76f1199d358d2c6f56a20a41e941596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Chordata;Ascidiacea;Enterogona;Ascidiidae;Ascidiella;Ascidiella scabra</text:p>
          </table:table-cell>
          <table:table-cell/>
          <table:table-cell office:value-type="float" office:value="103719" calcext:value-type="float">
            <text:p>103719</text:p>
          </table:table-cell>
          <table:table-cell table:number-columns-repeated="7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Otud17da42f76f1199d358d2c6f56a20a41e941596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Chordata;Ascidiacea;Enterogona;Ascidiidae;Ascidiella;Ascidiella scabra</text:p>
          </table:table-cell>
          <table:table-cell/>
          <table:table-cell office:value-type="float" office:value="103719" calcext:value-type="float">
            <text:p>103719</text:p>
          </table:table-cell>
          <table:table-cell table:number-columns-repeated="7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Otud17da42f76f1199d358d2c6f56a20a41e941596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Chordata;Ascidiacea;Enterogona;Ascidiidae;Ascidiella;Ascidiella scabra</text:p>
          </table:table-cell>
          <table:table-cell/>
          <table:table-cell office:value-type="float" office:value="103719" calcext:value-type="float">
            <text:p>103719</text:p>
          </table:table-cell>
          <table:table-cell table:number-columns-repeated="7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Otud17da42f76f1199d358d2c6f56a20a41e941596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Chordata;Ascidiacea;Enterogona;Ascidiidae;Ascidiella;Ascidiella scabra</text:p>
          </table:table-cell>
          <table:table-cell/>
          <table:table-cell office:value-type="float" office:value="103719" calcext:value-type="float">
            <text:p>103719</text:p>
          </table:table-cell>
          <table:table-cell table:number-columns-repeated="7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Otue5fa8db8f1930e8b37c29c78c8eb93f8157c41a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Chordata;Ascidiacea;Enterogona;Ascidiidae;Ascidiella;Ascidiella scabra</text:p>
          </table:table-cell>
          <table:table-cell/>
          <table:table-cell office:value-type="float" office:value="103719" calcext:value-type="float">
            <text:p>103719</text:p>
          </table:table-cell>
          <table:table-cell table:number-columns-repeated="7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Otue5fa8db8f1930e8b37c29c78c8eb93f8157c41a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Chordata;Ascidiacea;Enterogona;Ascidiidae;Ascidiella;Ascidiella scabra</text:p>
          </table:table-cell>
          <table:table-cell/>
          <table:table-cell office:value-type="float" office:value="103719" calcext:value-type="float">
            <text:p>103719</text:p>
          </table:table-cell>
          <table:table-cell table:number-columns-repeated="7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Otue5fa8db8f1930e8b37c29c78c8eb93f8157c41a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Chordata;Ascidiacea;Enterogona;Ascidiidae;Ascidiella;Ascidiella scabra</text:p>
          </table:table-cell>
          <table:table-cell/>
          <table:table-cell office:value-type="float" office:value="103719" calcext:value-type="float">
            <text:p>103719</text:p>
          </table:table-cell>
          <table:table-cell table:number-columns-repeated="7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Otue5fa8db8f1930e8b37c29c78c8eb93f8157c41a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Chordata;Ascidiacea;Enterogona;Ascidiidae;Ascidiella;Ascidiella scabra</text:p>
          </table:table-cell>
          <table:table-cell/>
          <table:table-cell office:value-type="float" office:value="103719" calcext:value-type="float">
            <text:p>103719</text:p>
          </table:table-cell>
          <table:table-cell table:number-columns-repeated="7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Otue5fa8db8f1930e8b37c29c78c8eb93f8157c41a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Chordata;Ascidiacea;Enterogona;Ascidiidae;Ascidiella;Ascidiella scabra</text:p>
          </table:table-cell>
          <table:table-cell/>
          <table:table-cell office:value-type="float" office:value="103719" calcext:value-type="float">
            <text:p>103719</text:p>
          </table:table-cell>
          <table:table-cell table:number-columns-repeated="7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Otue5fa8db8f1930e8b37c29c78c8eb93f8157c41a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Chordata;Ascidiacea;Enterogona;Ascidiidae;Ascidiella;Ascidiella scabra</text:p>
          </table:table-cell>
          <table:table-cell/>
          <table:table-cell office:value-type="float" office:value="103719" calcext:value-type="float">
            <text:p>103719</text:p>
          </table:table-cell>
          <table:table-cell table:number-columns-repeated="7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Otue5fa8db8f1930e8b37c29c78c8eb93f8157c41a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Chordata;Ascidiacea;Enterogona;Ascidiidae;Ascidiella;Ascidiella scabra</text:p>
          </table:table-cell>
          <table:table-cell/>
          <table:table-cell office:value-type="float" office:value="103719" calcext:value-type="float">
            <text:p>103719</text:p>
          </table:table-cell>
          <table:table-cell table:number-columns-repeated="7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Otue5fa8db8f1930e8b37c29c78c8eb93f8157c41a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Chordata;Ascidiacea;Enterogona;Ascidiidae;Ascidiella;Ascidiella scabra</text:p>
          </table:table-cell>
          <table:table-cell/>
          <table:table-cell office:value-type="float" office:value="103719" calcext:value-type="float">
            <text:p>103719</text:p>
          </table:table-cell>
          <table:table-cell table:number-columns-repeated="7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Otue5fa8db8f1930e8b37c29c78c8eb93f8157c41a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Chordata;Ascidiacea;Enterogona;Ascidiidae;Ascidiella;Ascidiella scabra</text:p>
          </table:table-cell>
          <table:table-cell/>
          <table:table-cell office:value-type="float" office:value="103719" calcext:value-type="float">
            <text:p>103719</text:p>
          </table:table-cell>
          <table:table-cell table:number-columns-repeated="7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Otue5fa8db8f1930e8b37c29c78c8eb93f8157c41a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Chordata;Ascidiacea;Enterogona;Ascidiidae;Ascidiella;Ascidiella scabra</text:p>
          </table:table-cell>
          <table:table-cell/>
          <table:table-cell office:value-type="float" office:value="103719" calcext:value-type="float">
            <text:p>103719</text:p>
          </table:table-cell>
          <table:table-cell table:number-columns-repeated="7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Otue5fa8db8f1930e8b37c29c78c8eb93f8157c41a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Chordata;Ascidiacea;Enterogona;Ascidiidae;Ascidiella;Ascidiella scabra</text:p>
          </table:table-cell>
          <table:table-cell/>
          <table:table-cell office:value-type="float" office:value="103719" calcext:value-type="float">
            <text:p>103719</text:p>
          </table:table-cell>
          <table:table-cell table:number-columns-repeated="7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Otue5fa8db8f1930e8b37c29c78c8eb93f8157c41a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Chordata;Ascidiacea;Enterogona;Ascidiidae;Ascidiella;Ascidiella scabra</text:p>
          </table:table-cell>
          <table:table-cell/>
          <table:table-cell office:value-type="float" office:value="103719" calcext:value-type="float">
            <text:p>103719</text:p>
          </table:table-cell>
          <table:table-cell table:number-columns-repeated="7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Otue5fa8db8f1930e8b37c29c78c8eb93f8157c41a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Chordata;Ascidiacea;Enterogona;Ascidiidae;Ascidiella;Ascidiella scabra</text:p>
          </table:table-cell>
          <table:table-cell/>
          <table:table-cell office:value-type="float" office:value="103719" calcext:value-type="float">
            <text:p>103719</text:p>
          </table:table-cell>
          <table:table-cell table:number-columns-repeated="7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Otue5fa8db8f1930e8b37c29c78c8eb93f8157c41a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Chordata;Ascidiacea;Enterogona;Ascidiidae;Ascidiella;Ascidiella scabra</text:p>
          </table:table-cell>
          <table:table-cell/>
          <table:table-cell office:value-type="float" office:value="103719" calcext:value-type="float">
            <text:p>103719</text:p>
          </table:table-cell>
          <table:table-cell table:number-columns-repeated="7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Otue5fa8db8f1930e8b37c29c78c8eb93f8157c41a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Chordata;Ascidiacea;Enterogona;Ascidiidae;Ascidiella;Ascidiella scabra</text:p>
          </table:table-cell>
          <table:table-cell/>
          <table:table-cell office:value-type="float" office:value="103719" calcext:value-type="float">
            <text:p>103719</text:p>
          </table:table-cell>
          <table:table-cell table:number-columns-repeated="7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Otue5fa8db8f1930e8b37c29c78c8eb93f8157c41a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Chordata;Ascidiacea;Enterogona;Ascidiidae;Ascidiella;Ascidiella scabra</text:p>
          </table:table-cell>
          <table:table-cell/>
          <table:table-cell office:value-type="float" office:value="103719" calcext:value-type="float">
            <text:p>103719</text:p>
          </table:table-cell>
          <table:table-cell table:number-columns-repeated="7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Otue5fa8db8f1930e8b37c29c78c8eb93f8157c41a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Chordata;Ascidiacea;Enterogona;Ascidiidae;Ascidiella;Ascidiella scabra</text:p>
          </table:table-cell>
          <table:table-cell/>
          <table:table-cell office:value-type="float" office:value="103719" calcext:value-type="float">
            <text:p>103719</text:p>
          </table:table-cell>
          <table:table-cell table:number-columns-repeated="7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Otue5fa8db8f1930e8b37c29c78c8eb93f8157c41a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Chordata;Ascidiacea;Enterogona;Ascidiidae;Ascidiella;Ascidiella scabra</text:p>
          </table:table-cell>
          <table:table-cell/>
          <table:table-cell office:value-type="float" office:value="103719" calcext:value-type="float">
            <text:p>103719</text:p>
          </table:table-cell>
          <table:table-cell table:number-columns-repeated="7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Otue5fa8db8f1930e8b37c29c78c8eb93f8157c41a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Chordata;Ascidiacea;Enterogona;Ascidiidae;Ascidiella;Ascidiella scabra</text:p>
          </table:table-cell>
          <table:table-cell/>
          <table:table-cell office:value-type="float" office:value="103719" calcext:value-type="float">
            <text:p>103719</text:p>
          </table:table-cell>
          <table:table-cell table:number-columns-repeated="7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Otue5fa8db8f1930e8b37c29c78c8eb93f8157c41a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Chordata;Ascidiacea;Enterogona;Ascidiidae;Ascidiella;Ascidiella scabra</text:p>
          </table:table-cell>
          <table:table-cell/>
          <table:table-cell office:value-type="float" office:value="103719" calcext:value-type="float">
            <text:p>103719</text:p>
          </table:table-cell>
          <table:table-cell table:number-columns-repeated="7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Otue5fa8db8f1930e8b37c29c78c8eb93f8157c41a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Chordata;Ascidiacea;Enterogona;Ascidiidae;Ascidiella;Ascidiella scabra</text:p>
          </table:table-cell>
          <table:table-cell/>
          <table:table-cell office:value-type="float" office:value="103719" calcext:value-type="float">
            <text:p>103719</text:p>
          </table:table-cell>
          <table:table-cell table:number-columns-repeated="7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Otue5fa8db8f1930e8b37c29c78c8eb93f8157c41a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Chordata;Ascidiacea;Enterogona;Ascidiidae;Ascidiella;Ascidiella scabra</text:p>
          </table:table-cell>
          <table:table-cell/>
          <table:table-cell office:value-type="float" office:value="103719" calcext:value-type="float">
            <text:p>103719</text:p>
          </table:table-cell>
          <table:table-cell table:number-columns-repeated="7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Otue5fa8db8f1930e8b37c29c78c8eb93f8157c41a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Chordata;Ascidiacea;Enterogona;Ascidiidae;Ascidiella;Ascidiella scabra</text:p>
          </table:table-cell>
          <table:table-cell/>
          <table:table-cell office:value-type="float" office:value="103719" calcext:value-type="float">
            <text:p>103719</text:p>
          </table:table-cell>
          <table:table-cell table:number-columns-repeated="7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Otue5fa8db8f1930e8b37c29c78c8eb93f8157c41a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Chordata;Ascidiacea;Enterogona;Ascidiidae;Ascidiella;Ascidiella scabra</text:p>
          </table:table-cell>
          <table:table-cell/>
          <table:table-cell office:value-type="float" office:value="103719" calcext:value-type="float">
            <text:p>103719</text:p>
          </table:table-cell>
          <table:table-cell table:number-columns-repeated="7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>Otue5fa8db8f1930e8b37c29c78c8eb93f8157c41a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Chordata;Ascidiacea;Enterogona;Ascidiidae;Ascidiella;Ascidiella scabra</text:p>
          </table:table-cell>
          <table:table-cell/>
          <table:table-cell office:value-type="float" office:value="103719" calcext:value-type="float">
            <text:p>103719</text:p>
          </table:table-cell>
          <table:table-cell table:number-columns-repeated="7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Otue5fa8db8f1930e8b37c29c78c8eb93f8157c41a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Chordata;Ascidiacea;Enterogona;Ascidiidae;Ascidiella;Ascidiella scabra</text:p>
          </table:table-cell>
          <table:table-cell/>
          <table:table-cell office:value-type="float" office:value="103719" calcext:value-type="float">
            <text:p>103719</text:p>
          </table:table-cell>
          <table:table-cell table:number-columns-repeated="7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Otue5fa8db8f1930e8b37c29c78c8eb93f8157c41a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Chordata;Ascidiacea;Enterogona;Ascidiidae;Ascidiella;Ascidiella scabra</text:p>
          </table:table-cell>
          <table:table-cell/>
          <table:table-cell office:value-type="float" office:value="103719" calcext:value-type="float">
            <text:p>103719</text:p>
          </table:table-cell>
          <table:table-cell table:number-columns-repeated="7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string" calcext:value-type="string">
            <text:p>Otue5fa8db8f1930e8b37c29c78c8eb93f8157c41a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Chordata;Ascidiacea;Enterogona;Ascidiidae;Ascidiella;Ascidiella scabra</text:p>
          </table:table-cell>
          <table:table-cell/>
          <table:table-cell office:value-type="float" office:value="103719" calcext:value-type="float">
            <text:p>103719</text:p>
          </table:table-cell>
          <table:table-cell table:number-columns-repeated="7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Otue5fa8db8f1930e8b37c29c78c8eb93f8157c41a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Chordata;Ascidiacea;Enterogona;Ascidiidae;Ascidiella;Ascidiella scabra</text:p>
          </table:table-cell>
          <table:table-cell/>
          <table:table-cell office:value-type="float" office:value="103719" calcext:value-type="float">
            <text:p>103719</text:p>
          </table:table-cell>
          <table:table-cell table:number-columns-repeated="7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string" calcext:value-type="string">
            <text:p>Otue5fa8db8f1930e8b37c29c78c8eb93f8157c41a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Chordata;Ascidiacea;Enterogona;Ascidiidae;Ascidiella;Ascidiella scabra</text:p>
          </table:table-cell>
          <table:table-cell/>
          <table:table-cell office:value-type="float" office:value="103719" calcext:value-type="float">
            <text:p>103719</text:p>
          </table:table-cell>
          <table:table-cell table:number-columns-repeated="7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Otue5fa8db8f1930e8b37c29c78c8eb93f8157c41a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Chordata;Ascidiacea;Enterogona;Ascidiidae;Ascidiella;Ascidiella scabra</text:p>
          </table:table-cell>
          <table:table-cell/>
          <table:table-cell office:value-type="float" office:value="103719" calcext:value-type="float">
            <text:p>103719</text:p>
          </table:table-cell>
          <table:table-cell table:number-columns-repeated="7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Otue5fa8db8f1930e8b37c29c78c8eb93f8157c41a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Chordata;Ascidiacea;Enterogona;Ascidiidae;Ascidiella;Ascidiella scabra</text:p>
          </table:table-cell>
          <table:table-cell/>
          <table:table-cell office:value-type="float" office:value="103719" calcext:value-type="float">
            <text:p>103719</text:p>
          </table:table-cell>
          <table:table-cell table:number-columns-repeated="7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Otue5fa8db8f1930e8b37c29c78c8eb93f8157c41a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karyota;Chordata;Ascidiacea;Enterogona;Ascidiidae;Ascidiella;Ascidiella scabra</text:p>
          </table:table-cell>
          <table:table-cell/>
          <table:table-cell office:value-type="float" office:value="103719" calcext:value-type="float">
            <text:p>103719</text:p>
          </table:table-cell>
          <table:table-cell table:number-columns-repeated="7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string" calcext:value-type="string">
            <text:p>Otua072372983853055060a1f9e225bcfc86044f6f3</text:p>
          </table:table-cell>
          <table:table-cell office:value-type="float" office:value="0" calcext:value-type="float">
            <text:p>0</text:p>
          </table:table-cell>
          <table:table-cell office:value-type="float" office:value="4410" calcext:value-type="float">
            <text:p>4410</text:p>
          </table:table-cell>
          <table:table-cell office:value-type="float" office:value="2570" calcext:value-type="float">
            <text:p>2570</text:p>
          </table:table-cell>
          <table:table-cell office:value-type="string" calcext:value-type="string">
            <text:p>Eukaryota;Bryozoa;Gymnolaemata;Cheilostomatida;Cryptosulidae;Cryptosula;Cryptosula pallasiana</text:p>
          </table:table-cell>
          <table:table-cell/>
          <table:table-cell office:value-type="float" office:value="111343" calcext:value-type="float">
            <text:p>111343</text:p>
          </table:table-cell>
          <table:table-cell table:number-columns-repeated="7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string" calcext:value-type="string">
            <text:p>Otua072372983853055060a1f9e225bcfc86044f6f3</text:p>
          </table:table-cell>
          <table:table-cell office:value-type="float" office:value="0" calcext:value-type="float">
            <text:p>0</text:p>
          </table:table-cell>
          <table:table-cell office:value-type="float" office:value="4410" calcext:value-type="float">
            <text:p>4410</text:p>
          </table:table-cell>
          <table:table-cell office:value-type="float" office:value="2570" calcext:value-type="float">
            <text:p>2570</text:p>
          </table:table-cell>
          <table:table-cell office:value-type="string" calcext:value-type="string">
            <text:p>Eukaryota;Bryozoa;Gymnolaemata;Cheilostomatida;Cryptosulidae;Cryptosula;Cryptosula pallasiana</text:p>
          </table:table-cell>
          <table:table-cell/>
          <table:table-cell office:value-type="float" office:value="111343" calcext:value-type="float">
            <text:p>111343</text:p>
          </table:table-cell>
          <table:table-cell table:number-columns-repeated="7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>Otua072372983853055060a1f9e225bcfc86044f6f3</text:p>
          </table:table-cell>
          <table:table-cell office:value-type="float" office:value="0" calcext:value-type="float">
            <text:p>0</text:p>
          </table:table-cell>
          <table:table-cell office:value-type="float" office:value="4410" calcext:value-type="float">
            <text:p>4410</text:p>
          </table:table-cell>
          <table:table-cell office:value-type="float" office:value="2570" calcext:value-type="float">
            <text:p>2570</text:p>
          </table:table-cell>
          <table:table-cell office:value-type="string" calcext:value-type="string">
            <text:p>Eukaryota;Bryozoa;Gymnolaemata;Cheilostomatida;Cryptosulidae;Cryptosula;Cryptosula pallasiana</text:p>
          </table:table-cell>
          <table:table-cell/>
          <table:table-cell office:value-type="float" office:value="111343" calcext:value-type="float">
            <text:p>111343</text:p>
          </table:table-cell>
          <table:table-cell table:number-columns-repeated="7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string" calcext:value-type="string">
            <text:p>Otua072372983853055060a1f9e225bcfc86044f6f3</text:p>
          </table:table-cell>
          <table:table-cell office:value-type="float" office:value="0" calcext:value-type="float">
            <text:p>0</text:p>
          </table:table-cell>
          <table:table-cell office:value-type="float" office:value="4410" calcext:value-type="float">
            <text:p>4410</text:p>
          </table:table-cell>
          <table:table-cell office:value-type="float" office:value="2570" calcext:value-type="float">
            <text:p>2570</text:p>
          </table:table-cell>
          <table:table-cell office:value-type="string" calcext:value-type="string">
            <text:p>Eukaryota;Bryozoa;Gymnolaemata;Cheilostomatida;Cryptosulidae;Cryptosula;Cryptosula pallasiana</text:p>
          </table:table-cell>
          <table:table-cell/>
          <table:table-cell office:value-type="float" office:value="111343" calcext:value-type="float">
            <text:p>111343</text:p>
          </table:table-cell>
          <table:table-cell table:number-columns-repeated="7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string" calcext:value-type="string">
            <text:p>Otua072372983853055060a1f9e225bcfc86044f6f3</text:p>
          </table:table-cell>
          <table:table-cell office:value-type="float" office:value="0" calcext:value-type="float">
            <text:p>0</text:p>
          </table:table-cell>
          <table:table-cell office:value-type="float" office:value="4410" calcext:value-type="float">
            <text:p>4410</text:p>
          </table:table-cell>
          <table:table-cell office:value-type="float" office:value="2570" calcext:value-type="float">
            <text:p>2570</text:p>
          </table:table-cell>
          <table:table-cell office:value-type="string" calcext:value-type="string">
            <text:p>Eukaryota;Bryozoa;Gymnolaemata;Cheilostomatida;Cryptosulidae;Cryptosula;Cryptosula pallasiana</text:p>
          </table:table-cell>
          <table:table-cell/>
          <table:table-cell office:value-type="float" office:value="111343" calcext:value-type="float">
            <text:p>111343</text:p>
          </table:table-cell>
          <table:table-cell table:number-columns-repeated="7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string" calcext:value-type="string">
            <text:p>Otua072372983853055060a1f9e225bcfc86044f6f3</text:p>
          </table:table-cell>
          <table:table-cell office:value-type="float" office:value="0" calcext:value-type="float">
            <text:p>0</text:p>
          </table:table-cell>
          <table:table-cell office:value-type="float" office:value="4410" calcext:value-type="float">
            <text:p>4410</text:p>
          </table:table-cell>
          <table:table-cell office:value-type="float" office:value="2570" calcext:value-type="float">
            <text:p>2570</text:p>
          </table:table-cell>
          <table:table-cell office:value-type="string" calcext:value-type="string">
            <text:p>Eukaryota;Bryozoa;Gymnolaemata;Cheilostomatida;Cryptosulidae;Cryptosula;Cryptosula pallasiana</text:p>
          </table:table-cell>
          <table:table-cell/>
          <table:table-cell office:value-type="float" office:value="111343" calcext:value-type="float">
            <text:p>111343</text:p>
          </table:table-cell>
          <table:table-cell table:number-columns-repeated="7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string" calcext:value-type="string">
            <text:p>Otu0192ef1229a8be81552eceb91908d5a361ddccfb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Eukaryota;Bryozoa;Gymnolaemata;Cheilostomatida;Cryptosulidae;Cryptosula;Cryptosula pallasiana</text:p>
          </table:table-cell>
          <table:table-cell/>
          <table:table-cell office:value-type="float" office:value="111343" calcext:value-type="float">
            <text:p>111343</text:p>
          </table:table-cell>
          <table:table-cell table:number-columns-repeated="7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string" calcext:value-type="string">
            <text:p>Otu0192ef1229a8be81552eceb91908d5a361ddccfb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Eukaryota;Bryozoa;Gymnolaemata;Cheilostomatida;Cryptosulidae;Cryptosula;Cryptosula pallasiana</text:p>
          </table:table-cell>
          <table:table-cell/>
          <table:table-cell office:value-type="float" office:value="111343" calcext:value-type="float">
            <text:p>111343</text:p>
          </table:table-cell>
          <table:table-cell table:number-columns-repeated="7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string" calcext:value-type="string">
            <text:p>Otu0192ef1229a8be81552eceb91908d5a361ddccfb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Eukaryota;Bryozoa;Gymnolaemata;Cheilostomatida;Cryptosulidae;Cryptosula;Cryptosula pallasiana</text:p>
          </table:table-cell>
          <table:table-cell/>
          <table:table-cell office:value-type="float" office:value="111343" calcext:value-type="float">
            <text:p>111343</text:p>
          </table:table-cell>
          <table:table-cell table:number-columns-repeated="7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string" calcext:value-type="string">
            <text:p>Otu0192ef1229a8be81552eceb91908d5a361ddccfb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Eukaryota;Bryozoa;Gymnolaemata;Cheilostomatida;Cryptosulidae;Cryptosula;Cryptosula pallasiana</text:p>
          </table:table-cell>
          <table:table-cell/>
          <table:table-cell office:value-type="float" office:value="111343" calcext:value-type="float">
            <text:p>111343</text:p>
          </table:table-cell>
          <table:table-cell table:number-columns-repeated="7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string" calcext:value-type="string">
            <text:p>Otu0192ef1229a8be81552eceb91908d5a361ddccfb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Eukaryota;Bryozoa;Gymnolaemata;Cheilostomatida;Cryptosulidae;Cryptosula;Cryptosula pallasiana</text:p>
          </table:table-cell>
          <table:table-cell/>
          <table:table-cell office:value-type="float" office:value="111343" calcext:value-type="float">
            <text:p>111343</text:p>
          </table:table-cell>
          <table:table-cell table:number-columns-repeated="7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string" calcext:value-type="string">
            <text:p>Otu0192ef1229a8be81552eceb91908d5a361ddccfb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Eukaryota;Bryozoa;Gymnolaemata;Cheilostomatida;Cryptosulidae;Cryptosula;Cryptosula pallasiana</text:p>
          </table:table-cell>
          <table:table-cell/>
          <table:table-cell office:value-type="float" office:value="111343" calcext:value-type="float">
            <text:p>111343</text:p>
          </table:table-cell>
          <table:table-cell table:number-columns-repeated="7"/>
        </table:table-row>
        <table:table-row table:style-name="ro1" table:number-rows-repeated="1048199">
          <table:table-cell table:number-columns-repeated="15"/>
        </table:table-row>
        <table:table-row table:style-name="ro1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3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5-31T11:49:03.152539415</dc:date>
    <meta:editing-duration>PT9M50S</meta:editing-duration>
    <meta:editing-cycles>1</meta:editing-cycles>
    <meta:document-statistic meta:table-count="1" meta:cell-count="2648" meta:object-count="0"/>
    <meta:generator>LibreOffice/7.2.6.2$Linux_X86_64 LibreOffice_project/20$Build-2</meta:generator>
  </office:meta>
</office:document-meta>
</file>